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oobservableId</text:p>
          </table:table-cell>
          <table:table-cell office:value-type="string" calcext:value-type="string">
            <text:p>simulationConditionId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bservableParameters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.902" calcext:value-type="float">
            <text:p>23.902</text:p>
          </table:table-cell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.373" calcext:value-type="float">
            <text:p>17.37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.82" calcext:value-type="float">
            <text:p>25.8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.994" calcext:value-type="float">
            <text:p>17.99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.05" calcext:value-type="float">
            <text:p>21.0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.903" calcext:value-type="float">
            <text:p>20.90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.944" calcext:value-type="float">
            <text:p>24.944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.45" calcext:value-type="float">
            <text:p>46.45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.947" calcext:value-type="float">
            <text:p>59.947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1.134" calcext:value-type="float">
            <text:p>71.13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8.25" calcext:value-type="float">
            <text:p>88.25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5.563" calcext:value-type="float">
            <text:p>105.563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0.9" calcext:value-type="float">
            <text:p>110.9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5.998" calcext:value-type="float">
            <text:p>125.998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0.767" calcext:value-type="float">
            <text:p>130.767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3.554" calcext:value-type="float">
            <text:p>143.554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4.395" calcext:value-type="float">
            <text:p>164.395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4.101" calcext:value-type="float">
            <text:p>184.101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5.309" calcext:value-type="float">
            <text:p>205.309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7.71" calcext:value-type="float">
            <text:p>227.7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6.998" calcext:value-type="float">
            <text:p>256.998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6.68" calcext:value-type="float">
            <text:p>286.68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3.308" calcext:value-type="float">
            <text:p>313.308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7.161" calcext:value-type="float">
            <text:p>347.161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6.314" calcext:value-type="float">
            <text:p>376.314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0.742" calcext:value-type="float">
            <text:p>410.742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3.397" calcext:value-type="float">
            <text:p>443.397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4.28" calcext:value-type="float">
            <text:p>474.28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9.35" calcext:value-type="float">
            <text:p>499.35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8.743" calcext:value-type="float">
            <text:p>538.743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9.86" calcext:value-type="float">
            <text:p>569.86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4.181" calcext:value-type="float">
            <text:p>604.181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7.269" calcext:value-type="float">
            <text:p>637.269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6.556" calcext:value-type="float">
            <text:p>666.556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2.862" calcext:value-type="float">
            <text:p>692.862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23.069" calcext:value-type="float">
            <text:p>723.069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52.62" calcext:value-type="float">
            <text:p>752.62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85.257" calcext:value-type="float">
            <text:p>785.257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10.6" calcext:value-type="float">
            <text:p>810.6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34.962" calcext:value-type="float">
            <text:p>834.962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8.219" calcext:value-type="float">
            <text:p>858.219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84.726" calcext:value-type="float">
            <text:p>884.726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14.651" calcext:value-type="float">
            <text:p>914.651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29.152" calcext:value-type="float">
            <text:p>929.152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69.681" calcext:value-type="float">
            <text:p>969.681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84.261" calcext:value-type="float">
            <text:p>984.261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6.5" calcext:value-type="float">
            <text:p>1016.5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23.248" calcext:value-type="float">
            <text:p>1023.248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47.405" calcext:value-type="float">
            <text:p>1047.405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67.34" calcext:value-type="float">
            <text:p>1067.34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91.676" calcext:value-type="float">
            <text:p>1091.676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10.961" calcext:value-type="float">
            <text:p>1110.961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22.733" calcext:value-type="float">
            <text:p>1122.733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43.068" calcext:value-type="float">
            <text:p>1143.068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63.055" calcext:value-type="float">
            <text:p>1163.055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70.568" calcext:value-type="float">
            <text:p>1170.568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85.641" calcext:value-type="float">
            <text:p>1185.641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03.946" calcext:value-type="float">
            <text:p>1203.946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13.278" calcext:value-type="float">
            <text:p>1213.278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31.545" calcext:value-type="float">
            <text:p>1231.545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42.466" calcext:value-type="float">
            <text:p>1242.466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56.998" calcext:value-type="float">
            <text:p>1256.998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64.186" calcext:value-type="float">
            <text:p>1264.186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66.658" calcext:value-type="float">
            <text:p>1266.658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85.37" calcext:value-type="float">
            <text:p>1285.37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98.113" calcext:value-type="float">
            <text:p>1298.113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07.146" calcext:value-type="float">
            <text:p>1307.146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23.579" calcext:value-type="float">
            <text:p>1323.579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31.171" calcext:value-type="float">
            <text:p>1331.171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46.73" calcext:value-type="float">
            <text:p>1346.73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47.987" calcext:value-type="float">
            <text:p>1347.987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55.768" calcext:value-type="float">
            <text:p>1355.768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75.052" calcext:value-type="float">
            <text:p>1375.052</text:p>
          </table:table-cell>
          <table:table-cell office:value-type="float" office:value="43800" calcext:value-type="float">
            <text:p>4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60.941" calcext:value-type="float">
            <text:p>1360.941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75.519" calcext:value-type="float">
            <text:p>1375.519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79.149" calcext:value-type="float">
            <text:p>1379.149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83.459" calcext:value-type="float">
            <text:p>1383.459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93.555" calcext:value-type="float">
            <text:p>1393.555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02.828" calcext:value-type="float">
            <text:p>1402.828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01.681" calcext:value-type="float">
            <text:p>1401.681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94.853" calcext:value-type="float">
            <text:p>1394.853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98.732" calcext:value-type="float">
            <text:p>1398.732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01.616" calcext:value-type="float">
            <text:p>1401.616</text:p>
          </table:table-cell>
          <table:table-cell office:value-type="float" office:value="49800" calcext:value-type="float">
            <text:p>4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99.723" calcext:value-type="float">
            <text:p>1399.723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00.988" calcext:value-type="float">
            <text:p>1400.988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91.676" calcext:value-type="float">
            <text:p>1391.676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90.683" calcext:value-type="float">
            <text:p>1390.683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76.236" calcext:value-type="float">
            <text:p>1376.236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70.885" calcext:value-type="float">
            <text:p>1370.885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64.883" calcext:value-type="float">
            <text:p>1364.883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63.437" calcext:value-type="float">
            <text:p>1363.437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40.568" calcext:value-type="float">
            <text:p>1340.568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49.064" calcext:value-type="float">
            <text:p>1349.064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34.624" calcext:value-type="float">
            <text:p>1334.624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32.602" calcext:value-type="float">
            <text:p>1332.602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17.481" calcext:value-type="float">
            <text:p>1317.481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14.541" calcext:value-type="float">
            <text:p>1314.541</text:p>
          </table:table-cell>
          <table:table-cell office:value-type="float" office:value="58200" calcext:value-type="float">
            <text:p>5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86.369" calcext:value-type="float">
            <text:p>1286.369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70.907" calcext:value-type="float">
            <text:p>1270.907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50.172" calcext:value-type="float">
            <text:p>1250.172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70.477" calcext:value-type="float">
            <text:p>1270.477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36.606" calcext:value-type="float">
            <text:p>1236.606</text:p>
          </table:table-cell>
          <table:table-cell office:value-type="float" office:value="61200" calcext:value-type="float">
            <text:p>6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33.023" calcext:value-type="float">
            <text:p>1233.023</text:p>
          </table:table-cell>
          <table:table-cell office:value-type="float" office:value="61800" calcext:value-type="float">
            <text:p>6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0.552" calcext:value-type="float">
            <text:p>1220.552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96.558" calcext:value-type="float">
            <text:p>1196.558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87.558" calcext:value-type="float">
            <text:p>1187.558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81.949" calcext:value-type="float">
            <text:p>1181.949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78.485" calcext:value-type="float">
            <text:p>1178.485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57.231" calcext:value-type="float">
            <text:p>1157.231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55.726" calcext:value-type="float">
            <text:p>1155.726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35.477" calcext:value-type="float">
            <text:p>1135.477</text:p>
          </table:table-cell>
          <table:table-cell office:value-type="float" office:value="66600" calcext:value-type="float">
            <text:p>6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23.27" calcext:value-type="float">
            <text:p>1123.27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10.809" calcext:value-type="float">
            <text:p>1110.809</text:p>
          </table:table-cell>
          <table:table-cell office:value-type="float" office:value="67800" calcext:value-type="float">
            <text:p>6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02.342" calcext:value-type="float">
            <text:p>1102.342</text:p>
          </table:table-cell>
          <table:table-cell office:value-type="float" office:value="68400" calcext:value-type="float">
            <text:p>6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84.017" calcext:value-type="float">
            <text:p>1084.017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79.015" calcext:value-type="float">
            <text:p>1079.015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66.804" calcext:value-type="float">
            <text:p>1066.804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46.05" calcext:value-type="float">
            <text:p>1046.05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33.399" calcext:value-type="float">
            <text:p>1033.399</text:p>
          </table:table-cell>
          <table:table-cell office:value-type="float" office:value="71400" calcext:value-type="float">
            <text:p>7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26.324" calcext:value-type="float">
            <text:p>1026.324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3.191" calcext:value-type="float">
            <text:p>1013.191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95.338" calcext:value-type="float">
            <text:p>995.338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81.819" calcext:value-type="float">
            <text:p>981.819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71.602" calcext:value-type="float">
            <text:p>971.602</text:p>
          </table:table-cell>
          <table:table-cell office:value-type="float" office:value="74400" calcext:value-type="float">
            <text:p>7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61.305" calcext:value-type="float">
            <text:p>961.305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52.718" calcext:value-type="float">
            <text:p>952.718</text:p>
          </table:table-cell>
          <table:table-cell office:value-type="float" office:value="75600" calcext:value-type="float">
            <text:p>7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40.743" calcext:value-type="float">
            <text:p>940.743</text:p>
          </table:table-cell>
          <table:table-cell office:value-type="float" office:value="76200" calcext:value-type="float">
            <text:p>7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27.036" calcext:value-type="float">
            <text:p>927.036</text:p>
          </table:table-cell>
          <table:table-cell office:value-type="float" office:value="76800" calcext:value-type="float">
            <text:p>7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14.843" calcext:value-type="float">
            <text:p>914.843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98.37" calcext:value-type="float">
            <text:p>898.37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91.347" calcext:value-type="float">
            <text:p>891.347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75.797" calcext:value-type="float">
            <text:p>875.797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69.155" calcext:value-type="float">
            <text:p>869.155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5.872" calcext:value-type="float">
            <text:p>855.872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4.058" calcext:value-type="float">
            <text:p>844.058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36.228" calcext:value-type="float">
            <text:p>836.228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20.899" calcext:value-type="float">
            <text:p>820.899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8.133" calcext:value-type="float">
            <text:p>808.133</text:p>
          </table:table-cell>
          <table:table-cell office:value-type="float" office:value="82800" calcext:value-type="float">
            <text:p>8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93.21" calcext:value-type="float">
            <text:p>793.21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86.349" calcext:value-type="float">
            <text:p>786.349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2.858" calcext:value-type="float">
            <text:p>772.858</text:p>
          </table:table-cell>
          <table:table-cell office:value-type="float" office:value="84600" calcext:value-type="float">
            <text:p>8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66.841" calcext:value-type="float">
            <text:p>766.841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55.123" calcext:value-type="float">
            <text:p>755.123</text:p>
          </table:table-cell>
          <table:table-cell office:value-type="float" office:value="85800" calcext:value-type="float">
            <text:p>8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3.562" calcext:value-type="float">
            <text:p>743.562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28.354" calcext:value-type="float">
            <text:p>728.354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19.645" calcext:value-type="float">
            <text:p>719.645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03.525" calcext:value-type="float">
            <text:p>703.525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8.887" calcext:value-type="float">
            <text:p>688.887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1.292" calcext:value-type="float">
            <text:p>681.292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70.025" calcext:value-type="float">
            <text:p>670.025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6.371" calcext:value-type="float">
            <text:p>656.371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7.495" calcext:value-type="float">
            <text:p>657.495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1.312" calcext:value-type="float">
            <text:p>651.312</text:p>
          </table:table-cell>
          <table:table-cell office:value-type="float" office:value="91800" calcext:value-type="float">
            <text:p>9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9.846" calcext:value-type="float">
            <text:p>629.846</text:p>
          </table:table-cell>
          <table:table-cell office:value-type="float" office:value="92400" calcext:value-type="float">
            <text:p>9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9.352" calcext:value-type="float">
            <text:p>619.352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5.592" calcext:value-type="float">
            <text:p>605.592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1.502" calcext:value-type="float">
            <text:p>591.502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0.023" calcext:value-type="float">
            <text:p>560.023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7.098" calcext:value-type="float">
            <text:p>547.098</text:p>
          </table:table-cell>
          <table:table-cell office:value-type="float" office:value="95400" calcext:value-type="float">
            <text:p>9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4.981" calcext:value-type="float">
            <text:p>514.981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4.251" calcext:value-type="float">
            <text:p>464.251</text:p>
          </table:table-cell>
          <table:table-cell office:value-type="float" office:value="96600" calcext:value-type="float">
            <text:p>9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2.533" calcext:value-type="float">
            <text:p>442.533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5.55" calcext:value-type="float">
            <text:p>415.55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3.473" calcext:value-type="float">
            <text:p>413.473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9.53" calcext:value-type="float">
            <text:p>399.53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6.063" calcext:value-type="float">
            <text:p>406.063</text:p>
          </table:table-cell>
          <table:table-cell office:value-type="float" office:value="99600" calcext:value-type="float">
            <text:p>9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9.313" calcext:value-type="float">
            <text:p>399.313</text:p>
          </table:table-cell>
          <table:table-cell office:value-type="float" office:value="100200" calcext:value-type="float">
            <text:p>10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3.167" calcext:value-type="float">
            <text:p>403.167</text:p>
          </table:table-cell>
          <table:table-cell office:value-type="float" office:value="100800" calcext:value-type="float">
            <text:p>10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0.364" calcext:value-type="float">
            <text:p>380.364</text:p>
          </table:table-cell>
          <table:table-cell office:value-type="float" office:value="101400" calcext:value-type="float">
            <text:p>10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8.437" calcext:value-type="float">
            <text:p>378.437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3.315" calcext:value-type="float">
            <text:p>383.315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2.149" calcext:value-type="float">
            <text:p>372.149</text:p>
          </table:table-cell>
          <table:table-cell office:value-type="float" office:value="103200" calcext:value-type="float">
            <text:p>10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4.955" calcext:value-type="float">
            <text:p>374.955</text:p>
          </table:table-cell>
          <table:table-cell office:value-type="float" office:value="103800" calcext:value-type="float">
            <text:p>10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6.612" calcext:value-type="float">
            <text:p>376.612</text:p>
          </table:table-cell>
          <table:table-cell office:value-type="float" office:value="104400" calcext:value-type="float">
            <text:p>10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7.654" calcext:value-type="float">
            <text:p>367.654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2.126" calcext:value-type="float">
            <text:p>352.126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9.95" calcext:value-type="float">
            <text:p>349.95</text:p>
          </table:table-cell>
          <table:table-cell office:value-type="float" office:value="106200" calcext:value-type="float">
            <text:p>10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4.32" calcext:value-type="float">
            <text:p>344.32</text:p>
          </table:table-cell>
          <table:table-cell office:value-type="float" office:value="106800" calcext:value-type="float">
            <text:p>10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5.301" calcext:value-type="float">
            <text:p>345.301</text:p>
          </table:table-cell>
          <table:table-cell office:value-type="float" office:value="107400" calcext:value-type="float">
            <text:p>10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1.928" calcext:value-type="float">
            <text:p>331.928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0.926" calcext:value-type="float">
            <text:p>340.926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712" calcext:value-type="float">
            <text:p>7.7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437" calcext:value-type="float">
            <text:p>7.43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494" calcext:value-type="float">
            <text:p>7.49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718" calcext:value-type="float">
            <text:p>7.71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359" calcext:value-type="float">
            <text:p>7.35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619" calcext:value-type="float">
            <text:p>7.619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036" calcext:value-type="float">
            <text:p>9.03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305" calcext:value-type="float">
            <text:p>9.305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23" calcext:value-type="float">
            <text:p>9.23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.347" calcext:value-type="float">
            <text:p>10.34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491" calcext:value-type="float">
            <text:p>9.49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.167" calcext:value-type="float">
            <text:p>12.167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.739" calcext:value-type="float">
            <text:p>11.739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.461" calcext:value-type="float">
            <text:p>11.461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.781" calcext:value-type="float">
            <text:p>11.78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.842" calcext:value-type="float">
            <text:p>11.842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.843" calcext:value-type="float">
            <text:p>10.843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.835" calcext:value-type="float">
            <text:p>11.835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.891" calcext:value-type="float">
            <text:p>15.891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.374" calcext:value-type="float">
            <text:p>22.374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.954" calcext:value-type="float">
            <text:p>36.954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.131" calcext:value-type="float">
            <text:p>48.131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.785" calcext:value-type="float">
            <text:p>54.785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.527" calcext:value-type="float">
            <text:p>66.527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.375" calcext:value-type="float">
            <text:p>74.375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8.592" calcext:value-type="float">
            <text:p>88.592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5.483" calcext:value-type="float">
            <text:p>105.483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1.65" calcext:value-type="float">
            <text:p>111.65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4.245" calcext:value-type="float">
            <text:p>124.245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0.738" calcext:value-type="float">
            <text:p>130.738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9.637" calcext:value-type="float">
            <text:p>139.637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3.918" calcext:value-type="float">
            <text:p>153.918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1.551" calcext:value-type="float">
            <text:p>161.551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5.337" calcext:value-type="float">
            <text:p>165.337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7.329" calcext:value-type="float">
            <text:p>177.329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4.93" calcext:value-type="float">
            <text:p>184.93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1.981" calcext:value-type="float">
            <text:p>191.981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6.737" calcext:value-type="float">
            <text:p>196.737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.091" calcext:value-type="float">
            <text:p>203.091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1.132" calcext:value-type="float">
            <text:p>201.132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0.517" calcext:value-type="float">
            <text:p>200.517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.495" calcext:value-type="float">
            <text:p>203.495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.356" calcext:value-type="float">
            <text:p>203.356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2.264" calcext:value-type="float">
            <text:p>202.264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7.925" calcext:value-type="float">
            <text:p>197.925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8.915" calcext:value-type="float">
            <text:p>198.915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9.976" calcext:value-type="float">
            <text:p>199.976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9.655" calcext:value-type="float">
            <text:p>199.655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9.711" calcext:value-type="float">
            <text:p>199.711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.918" calcext:value-type="float">
            <text:p>203.918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4.922" calcext:value-type="float">
            <text:p>204.922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9.221" calcext:value-type="float">
            <text:p>209.221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8.862" calcext:value-type="float">
            <text:p>208.862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2.423" calcext:value-type="float">
            <text:p>212.423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.029" calcext:value-type="float">
            <text:p>214.029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1.178" calcext:value-type="float">
            <text:p>221.178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3.142" calcext:value-type="float">
            <text:p>223.142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5.606" calcext:value-type="float">
            <text:p>225.606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7.705" calcext:value-type="float">
            <text:p>227.705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3.055" calcext:value-type="float">
            <text:p>233.055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4.41" calcext:value-type="float">
            <text:p>234.41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6.574" calcext:value-type="float">
            <text:p>236.574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5.646" calcext:value-type="float">
            <text:p>245.646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5.561" calcext:value-type="float">
            <text:p>245.561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0.057" calcext:value-type="float">
            <text:p>250.057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0.477" calcext:value-type="float">
            <text:p>250.477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8.903" calcext:value-type="float">
            <text:p>248.903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8.327" calcext:value-type="float">
            <text:p>248.327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6.46" calcext:value-type="float">
            <text:p>246.46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6.028" calcext:value-type="float">
            <text:p>246.028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1.424" calcext:value-type="float">
            <text:p>241.424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0.736" calcext:value-type="float">
            <text:p>240.736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7.581" calcext:value-type="float">
            <text:p>237.581</text:p>
          </table:table-cell>
          <table:table-cell office:value-type="float" office:value="43800" calcext:value-type="float">
            <text:p>4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2.294" calcext:value-type="float">
            <text:p>232.294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9.734" calcext:value-type="float">
            <text:p>229.734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5.839" calcext:value-type="float">
            <text:p>225.839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4.778" calcext:value-type="float">
            <text:p>224.778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1.982" calcext:value-type="float">
            <text:p>221.982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8.63" calcext:value-type="float">
            <text:p>218.63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5.067" calcext:value-type="float">
            <text:p>215.067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3.582" calcext:value-type="float">
            <text:p>213.582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1.585" calcext:value-type="float">
            <text:p>211.585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0.067" calcext:value-type="float">
            <text:p>210.067</text:p>
          </table:table-cell>
          <table:table-cell office:value-type="float" office:value="49800" calcext:value-type="float">
            <text:p>4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7.492" calcext:value-type="float">
            <text:p>207.492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6.866" calcext:value-type="float">
            <text:p>196.866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9.81" calcext:value-type="float">
            <text:p>199.81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1.195" calcext:value-type="float">
            <text:p>191.195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6.282" calcext:value-type="float">
            <text:p>196.282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3.886" calcext:value-type="float">
            <text:p>193.886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7.181" calcext:value-type="float">
            <text:p>187.181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8.354" calcext:value-type="float">
            <text:p>188.354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3.274" calcext:value-type="float">
            <text:p>183.274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1.596" calcext:value-type="float">
            <text:p>181.596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8.295" calcext:value-type="float">
            <text:p>178.295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7.901" calcext:value-type="float">
            <text:p>177.901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2.707" calcext:value-type="float">
            <text:p>172.707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1.773" calcext:value-type="float">
            <text:p>171.773</text:p>
          </table:table-cell>
          <table:table-cell office:value-type="float" office:value="58200" calcext:value-type="float">
            <text:p>5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7.628" calcext:value-type="float">
            <text:p>167.628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5.607" calcext:value-type="float">
            <text:p>165.607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2.84" calcext:value-type="float">
            <text:p>162.84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1.559" calcext:value-type="float">
            <text:p>161.559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8.861" calcext:value-type="float">
            <text:p>158.861</text:p>
          </table:table-cell>
          <table:table-cell office:value-type="float" office:value="61200" calcext:value-type="float">
            <text:p>6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5.802" calcext:value-type="float">
            <text:p>155.802</text:p>
          </table:table-cell>
          <table:table-cell office:value-type="float" office:value="61800" calcext:value-type="float">
            <text:p>6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3.926" calcext:value-type="float">
            <text:p>153.926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7.93" calcext:value-type="float">
            <text:p>147.93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7.349" calcext:value-type="float">
            <text:p>147.349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3.741" calcext:value-type="float">
            <text:p>143.741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7.38" calcext:value-type="float">
            <text:p>137.38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7.342" calcext:value-type="float">
            <text:p>137.342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7.56" calcext:value-type="float">
            <text:p>137.56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6.377" calcext:value-type="float">
            <text:p>136.377</text:p>
          </table:table-cell>
          <table:table-cell office:value-type="float" office:value="66600" calcext:value-type="float">
            <text:p>6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1.704" calcext:value-type="float">
            <text:p>131.704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2.284" calcext:value-type="float">
            <text:p>132.284</text:p>
          </table:table-cell>
          <table:table-cell office:value-type="float" office:value="67800" calcext:value-type="float">
            <text:p>6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1.116" calcext:value-type="float">
            <text:p>131.116</text:p>
          </table:table-cell>
          <table:table-cell office:value-type="float" office:value="68400" calcext:value-type="float">
            <text:p>6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8.25" calcext:value-type="float">
            <text:p>128.25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3.879" calcext:value-type="float">
            <text:p>123.879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3.325" calcext:value-type="float">
            <text:p>123.325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.366" calcext:value-type="float">
            <text:p>122.366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0.549" calcext:value-type="float">
            <text:p>120.549</text:p>
          </table:table-cell>
          <table:table-cell office:value-type="float" office:value="71400" calcext:value-type="float">
            <text:p>7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0.088" calcext:value-type="float">
            <text:p>120.088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7.545" calcext:value-type="float">
            <text:p>117.545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6.05" calcext:value-type="float">
            <text:p>116.05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3.091" calcext:value-type="float">
            <text:p>113.091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9.635" calcext:value-type="float">
            <text:p>109.635</text:p>
          </table:table-cell>
          <table:table-cell office:value-type="float" office:value="74400" calcext:value-type="float">
            <text:p>7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9.389" calcext:value-type="float">
            <text:p>109.389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6.59" calcext:value-type="float">
            <text:p>106.59</text:p>
          </table:table-cell>
          <table:table-cell office:value-type="float" office:value="75600" calcext:value-type="float">
            <text:p>7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0.523" calcext:value-type="float">
            <text:p>100.523</text:p>
          </table:table-cell>
          <table:table-cell office:value-type="float" office:value="76200" calcext:value-type="float">
            <text:p>7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.649" calcext:value-type="float">
            <text:p>101.649</text:p>
          </table:table-cell>
          <table:table-cell office:value-type="float" office:value="76800" calcext:value-type="float">
            <text:p>7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3.334" calcext:value-type="float">
            <text:p>103.334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2.618" calcext:value-type="float">
            <text:p>102.618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.646" calcext:value-type="float">
            <text:p>101.646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7.841" calcext:value-type="float">
            <text:p>97.841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7.483" calcext:value-type="float">
            <text:p>97.483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7.809" calcext:value-type="float">
            <text:p>97.809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8.033" calcext:value-type="float">
            <text:p>98.033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5.09" calcext:value-type="float">
            <text:p>95.09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3.869" calcext:value-type="float">
            <text:p>93.869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1.021" calcext:value-type="float">
            <text:p>91.021</text:p>
          </table:table-cell>
          <table:table-cell office:value-type="float" office:value="82800" calcext:value-type="float">
            <text:p>8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1.663" calcext:value-type="float">
            <text:p>91.663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0.253" calcext:value-type="float">
            <text:p>90.253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8.604" calcext:value-type="float">
            <text:p>88.604</text:p>
          </table:table-cell>
          <table:table-cell office:value-type="float" office:value="84600" calcext:value-type="float">
            <text:p>8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6.257" calcext:value-type="float">
            <text:p>86.257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.491" calcext:value-type="float">
            <text:p>85.491</text:p>
          </table:table-cell>
          <table:table-cell office:value-type="float" office:value="85800" calcext:value-type="float">
            <text:p>8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.464" calcext:value-type="float">
            <text:p>85.464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2.26" calcext:value-type="float">
            <text:p>82.26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.212" calcext:value-type="float">
            <text:p>84.212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.992" calcext:value-type="float">
            <text:p>80.992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.301" calcext:value-type="float">
            <text:p>80.301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8.51" calcext:value-type="float">
            <text:p>78.51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.429" calcext:value-type="float">
            <text:p>77.429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6.213" calcext:value-type="float">
            <text:p>76.213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.512" calcext:value-type="float">
            <text:p>77.512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.909" calcext:value-type="float">
            <text:p>74.909</text:p>
          </table:table-cell>
          <table:table-cell office:value-type="float" office:value="91800" calcext:value-type="float">
            <text:p>9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.318" calcext:value-type="float">
            <text:p>74.318</text:p>
          </table:table-cell>
          <table:table-cell office:value-type="float" office:value="92400" calcext:value-type="float">
            <text:p>9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5.163" calcext:value-type="float">
            <text:p>75.163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3.262" calcext:value-type="float">
            <text:p>73.262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3.162" calcext:value-type="float">
            <text:p>73.162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.477" calcext:value-type="float">
            <text:p>68.477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7.774" calcext:value-type="float">
            <text:p>67.774</text:p>
          </table:table-cell>
          <table:table-cell office:value-type="float" office:value="95400" calcext:value-type="float">
            <text:p>9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.173" calcext:value-type="float">
            <text:p>68.173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.904" calcext:value-type="float">
            <text:p>69.904</text:p>
          </table:table-cell>
          <table:table-cell office:value-type="float" office:value="96600" calcext:value-type="float">
            <text:p>9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.928" calcext:value-type="float">
            <text:p>66.928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.716" calcext:value-type="float">
            <text:p>66.716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.525" calcext:value-type="float">
            <text:p>63.525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.057" calcext:value-type="float">
            <text:p>64.057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.1" calcext:value-type="float">
            <text:p>66.1</text:p>
          </table:table-cell>
          <table:table-cell office:value-type="float" office:value="99600" calcext:value-type="float">
            <text:p>9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.605" calcext:value-type="float">
            <text:p>64.605</text:p>
          </table:table-cell>
          <table:table-cell office:value-type="float" office:value="100200" calcext:value-type="float">
            <text:p>10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.634" calcext:value-type="float">
            <text:p>61.634</text:p>
          </table:table-cell>
          <table:table-cell office:value-type="float" office:value="100800" calcext:value-type="float">
            <text:p>10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.718" calcext:value-type="float">
            <text:p>63.718</text:p>
          </table:table-cell>
          <table:table-cell office:value-type="float" office:value="101400" calcext:value-type="float">
            <text:p>10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.973" calcext:value-type="float">
            <text:p>62.973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.978" calcext:value-type="float">
            <text:p>60.978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.996" calcext:value-type="float">
            <text:p>61.996</text:p>
          </table:table-cell>
          <table:table-cell office:value-type="float" office:value="103200" calcext:value-type="float">
            <text:p>10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.353" calcext:value-type="float">
            <text:p>62.353</text:p>
          </table:table-cell>
          <table:table-cell office:value-type="float" office:value="103800" calcext:value-type="float">
            <text:p>10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.823" calcext:value-type="float">
            <text:p>60.823</text:p>
          </table:table-cell>
          <table:table-cell office:value-type="float" office:value="104400" calcext:value-type="float">
            <text:p>10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.67" calcext:value-type="float">
            <text:p>59.67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5.228" calcext:value-type="float">
            <text:p>55.228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.104" calcext:value-type="float">
            <text:p>59.104</text:p>
          </table:table-cell>
          <table:table-cell office:value-type="float" office:value="106200" calcext:value-type="float">
            <text:p>10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.719" calcext:value-type="float">
            <text:p>58.719</text:p>
          </table:table-cell>
          <table:table-cell office:value-type="float" office:value="106800" calcext:value-type="float">
            <text:p>10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.668" calcext:value-type="float">
            <text:p>54.668</text:p>
          </table:table-cell>
          <table:table-cell office:value-type="float" office:value="107400" calcext:value-type="float">
            <text:p>10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.186" calcext:value-type="float">
            <text:p>56.186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.582" calcext:value-type="float">
            <text:p>54.582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695" calcext:value-type="float">
            <text:p>8.6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882" calcext:value-type="float">
            <text:p>8.88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11" calcext:value-type="float">
            <text:p>8.1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104" calcext:value-type="float">
            <text:p>9.10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.286" calcext:value-type="float">
            <text:p>21.28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0.406" calcext:value-type="float">
            <text:p>50.40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9.328" calcext:value-type="float">
            <text:p>89.328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2.216" calcext:value-type="float">
            <text:p>132.216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1.548" calcext:value-type="float">
            <text:p>161.548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7.482" calcext:value-type="float">
            <text:p>217.48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8.383" calcext:value-type="float">
            <text:p>258.383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1.934" calcext:value-type="float">
            <text:p>301.934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4.685" calcext:value-type="float">
            <text:p>374.685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7.665" calcext:value-type="float">
            <text:p>417.665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5.536" calcext:value-type="float">
            <text:p>485.536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5.048" calcext:value-type="float">
            <text:p>545.048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9.154" calcext:value-type="float">
            <text:p>609.154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9.635" calcext:value-type="float">
            <text:p>689.635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9.988" calcext:value-type="float">
            <text:p>779.988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7.833" calcext:value-type="float">
            <text:p>857.833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50.923" calcext:value-type="float">
            <text:p>950.923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23.391" calcext:value-type="float">
            <text:p>1023.391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02.767" calcext:value-type="float">
            <text:p>1102.767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92.921" calcext:value-type="float">
            <text:p>1192.921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49.751" calcext:value-type="float">
            <text:p>1249.75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41.079" calcext:value-type="float">
            <text:p>1341.079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08.318" calcext:value-type="float">
            <text:p>1408.318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68.197" calcext:value-type="float">
            <text:p>1468.197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32.32" calcext:value-type="float">
            <text:p>1532.32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03.705" calcext:value-type="float">
            <text:p>1603.705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75.089" calcext:value-type="float">
            <text:p>1675.089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39.006" calcext:value-type="float">
            <text:p>1739.006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04.051" calcext:value-type="float">
            <text:p>1804.051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50.806" calcext:value-type="float">
            <text:p>1850.806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96.426" calcext:value-type="float">
            <text:p>1896.426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64.78" calcext:value-type="float">
            <text:p>1964.78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07.73" calcext:value-type="float">
            <text:p>2007.73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43.669" calcext:value-type="float">
            <text:p>2043.669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96.573" calcext:value-type="float">
            <text:p>2096.573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24.574" calcext:value-type="float">
            <text:p>2124.574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61.692" calcext:value-type="float">
            <text:p>2161.692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99.824" calcext:value-type="float">
            <text:p>2199.824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87.19" calcext:value-type="float">
            <text:p>2287.19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96.309" calcext:value-type="float">
            <text:p>2296.309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62.872" calcext:value-type="float">
            <text:p>2362.872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81.608" calcext:value-type="float">
            <text:p>2381.608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13.448" calcext:value-type="float">
            <text:p>2413.448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09.638" calcext:value-type="float">
            <text:p>2409.638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66.074" calcext:value-type="float">
            <text:p>2466.074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02.277" calcext:value-type="float">
            <text:p>2502.277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32.078" calcext:value-type="float">
            <text:p>2532.078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50.695" calcext:value-type="float">
            <text:p>2550.695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79.448" calcext:value-type="float">
            <text:p>2579.448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23.043" calcext:value-type="float">
            <text:p>2623.043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31.918" calcext:value-type="float">
            <text:p>2631.918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60.654" calcext:value-type="float">
            <text:p>2660.654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56.726" calcext:value-type="float">
            <text:p>2656.726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62.529" calcext:value-type="float">
            <text:p>2662.529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71.135" calcext:value-type="float">
            <text:p>2671.135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90.016" calcext:value-type="float">
            <text:p>2690.016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00.474" calcext:value-type="float">
            <text:p>2700.474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08.436" calcext:value-type="float">
            <text:p>2708.436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13.946" calcext:value-type="float">
            <text:p>2713.946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13.87" calcext:value-type="float">
            <text:p>2713.87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08.807" calcext:value-type="float">
            <text:p>2708.807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98.838" calcext:value-type="float">
            <text:p>2698.838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89.068" calcext:value-type="float">
            <text:p>2689.068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72.878" calcext:value-type="float">
            <text:p>2672.878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72.357" calcext:value-type="float">
            <text:p>2672.357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57.454" calcext:value-type="float">
            <text:p>2657.454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42.542" calcext:value-type="float">
            <text:p>2642.542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16.022" calcext:value-type="float">
            <text:p>2616.022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20.012" calcext:value-type="float">
            <text:p>2620.012</text:p>
          </table:table-cell>
          <table:table-cell office:value-type="float" office:value="43800" calcext:value-type="float">
            <text:p>4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26.333" calcext:value-type="float">
            <text:p>2626.333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17.712" calcext:value-type="float">
            <text:p>2617.712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09.089" calcext:value-type="float">
            <text:p>2609.089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89.219" calcext:value-type="float">
            <text:p>2589.219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79.43" calcext:value-type="float">
            <text:p>2579.43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69.644" calcext:value-type="float">
            <text:p>2569.644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26.318" calcext:value-type="float">
            <text:p>2526.318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14.288" calcext:value-type="float">
            <text:p>2514.288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96.139" calcext:value-type="float">
            <text:p>2496.139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69.201" calcext:value-type="float">
            <text:p>2469.201</text:p>
          </table:table-cell>
          <table:table-cell office:value-type="float" office:value="49800" calcext:value-type="float">
            <text:p>4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44.511" calcext:value-type="float">
            <text:p>2444.511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24.867" calcext:value-type="float">
            <text:p>2424.867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96.788" calcext:value-type="float">
            <text:p>2396.788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74.034" calcext:value-type="float">
            <text:p>2374.034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34.775" calcext:value-type="float">
            <text:p>2334.775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04.263" calcext:value-type="float">
            <text:p>2304.263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90.55" calcext:value-type="float">
            <text:p>2290.55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51.63" calcext:value-type="float">
            <text:p>2251.63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26.077" calcext:value-type="float">
            <text:p>2226.077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08.4" calcext:value-type="float">
            <text:p>2208.4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72.012" calcext:value-type="float">
            <text:p>2172.012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51.21" calcext:value-type="float">
            <text:p>2151.21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14.003" calcext:value-type="float">
            <text:p>2114.003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94.734" calcext:value-type="float">
            <text:p>2094.734</text:p>
          </table:table-cell>
          <table:table-cell office:value-type="float" office:value="58200" calcext:value-type="float">
            <text:p>5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70.45" calcext:value-type="float">
            <text:p>2070.45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41.386" calcext:value-type="float">
            <text:p>2041.386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19.662" calcext:value-type="float">
            <text:p>2019.662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92.735" calcext:value-type="float">
            <text:p>1992.735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51.736" calcext:value-type="float">
            <text:p>1951.736</text:p>
          </table:table-cell>
          <table:table-cell office:value-type="float" office:value="61200" calcext:value-type="float">
            <text:p>6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28.77" calcext:value-type="float">
            <text:p>1928.77</text:p>
          </table:table-cell>
          <table:table-cell office:value-type="float" office:value="61800" calcext:value-type="float">
            <text:p>6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01.603" calcext:value-type="float">
            <text:p>1901.603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69.91" calcext:value-type="float">
            <text:p>1869.91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41.41" calcext:value-type="float">
            <text:p>1841.41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12.589" calcext:value-type="float">
            <text:p>1812.589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96.329" calcext:value-type="float">
            <text:p>1796.329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61.654" calcext:value-type="float">
            <text:p>1761.654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42.38" calcext:value-type="float">
            <text:p>1742.38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16.361" calcext:value-type="float">
            <text:p>1716.361</text:p>
          </table:table-cell>
          <table:table-cell office:value-type="float" office:value="66600" calcext:value-type="float">
            <text:p>6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84.782" calcext:value-type="float">
            <text:p>1684.782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63.912" calcext:value-type="float">
            <text:p>1663.912</text:p>
          </table:table-cell>
          <table:table-cell office:value-type="float" office:value="67800" calcext:value-type="float">
            <text:p>6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40.163" calcext:value-type="float">
            <text:p>1640.163</text:p>
          </table:table-cell>
          <table:table-cell office:value-type="float" office:value="68400" calcext:value-type="float">
            <text:p>6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12.454" calcext:value-type="float">
            <text:p>1612.454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86.131" calcext:value-type="float">
            <text:p>1586.131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62.076" calcext:value-type="float">
            <text:p>1562.076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35.626" calcext:value-type="float">
            <text:p>1535.626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07.117" calcext:value-type="float">
            <text:p>1507.117</text:p>
          </table:table-cell>
          <table:table-cell office:value-type="float" office:value="71400" calcext:value-type="float">
            <text:p>7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72.827" calcext:value-type="float">
            <text:p>1472.827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58.938" calcext:value-type="float">
            <text:p>1458.938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34.046" calcext:value-type="float">
            <text:p>1434.046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02.974" calcext:value-type="float">
            <text:p>1402.974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88.612" calcext:value-type="float">
            <text:p>1388.612</text:p>
          </table:table-cell>
          <table:table-cell office:value-type="float" office:value="74400" calcext:value-type="float">
            <text:p>7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55.778" calcext:value-type="float">
            <text:p>1355.778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47.483" calcext:value-type="float">
            <text:p>1347.483</text:p>
          </table:table-cell>
          <table:table-cell office:value-type="float" office:value="75600" calcext:value-type="float">
            <text:p>7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24.784" calcext:value-type="float">
            <text:p>1324.784</text:p>
          </table:table-cell>
          <table:table-cell office:value-type="float" office:value="76200" calcext:value-type="float">
            <text:p>7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98.517" calcext:value-type="float">
            <text:p>1298.517</text:p>
          </table:table-cell>
          <table:table-cell office:value-type="float" office:value="76800" calcext:value-type="float">
            <text:p>7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75.914" calcext:value-type="float">
            <text:p>1275.914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49.911" calcext:value-type="float">
            <text:p>1249.911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00.294" calcext:value-type="float">
            <text:p>1200.294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60.897" calcext:value-type="float">
            <text:p>1160.897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17.185" calcext:value-type="float">
            <text:p>1117.185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77.147" calcext:value-type="float">
            <text:p>1077.147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38.934" calcext:value-type="float">
            <text:p>1038.934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95.552" calcext:value-type="float">
            <text:p>995.552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58.629" calcext:value-type="float">
            <text:p>958.629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21.231" calcext:value-type="float">
            <text:p>921.231</text:p>
          </table:table-cell>
          <table:table-cell office:value-type="float" office:value="82800" calcext:value-type="float">
            <text:p>8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00.849" calcext:value-type="float">
            <text:p>900.849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36.014" calcext:value-type="float">
            <text:p>836.014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24.206" calcext:value-type="float">
            <text:p>824.206</text:p>
          </table:table-cell>
          <table:table-cell office:value-type="float" office:value="84600" calcext:value-type="float">
            <text:p>8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88.31" calcext:value-type="float">
            <text:p>788.31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83.47" calcext:value-type="float">
            <text:p>783.47</text:p>
          </table:table-cell>
          <table:table-cell office:value-type="float" office:value="85800" calcext:value-type="float">
            <text:p>8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64.987" calcext:value-type="float">
            <text:p>764.987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5.473" calcext:value-type="float">
            <text:p>775.473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50.878" calcext:value-type="float">
            <text:p>750.878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30.643" calcext:value-type="float">
            <text:p>730.643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5.028" calcext:value-type="float">
            <text:p>745.028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7.663" calcext:value-type="float">
            <text:p>747.663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3.85" calcext:value-type="float">
            <text:p>743.85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1.553" calcext:value-type="float">
            <text:p>741.553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19.316" calcext:value-type="float">
            <text:p>719.316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17.257" calcext:value-type="float">
            <text:p>717.257</text:p>
          </table:table-cell>
          <table:table-cell office:value-type="float" office:value="91800" calcext:value-type="float">
            <text:p>9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07.305" calcext:value-type="float">
            <text:p>707.305</text:p>
          </table:table-cell>
          <table:table-cell office:value-type="float" office:value="92400" calcext:value-type="float">
            <text:p>9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4.934" calcext:value-type="float">
            <text:p>694.934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9.119" calcext:value-type="float">
            <text:p>659.119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1.412" calcext:value-type="float">
            <text:p>641.412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9.039" calcext:value-type="float">
            <text:p>649.039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3.584" calcext:value-type="float">
            <text:p>633.584</text:p>
          </table:table-cell>
          <table:table-cell office:value-type="float" office:value="95400" calcext:value-type="float">
            <text:p>9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8.785" calcext:value-type="float">
            <text:p>628.785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2.237" calcext:value-type="float">
            <text:p>632.237</text:p>
          </table:table-cell>
          <table:table-cell office:value-type="float" office:value="96600" calcext:value-type="float">
            <text:p>9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7.288" calcext:value-type="float">
            <text:p>617.288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3.567" calcext:value-type="float">
            <text:p>633.567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3.481" calcext:value-type="float">
            <text:p>613.481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2.02" calcext:value-type="float">
            <text:p>602.02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7.444" calcext:value-type="float">
            <text:p>607.444</text:p>
          </table:table-cell>
          <table:table-cell office:value-type="float" office:value="99600" calcext:value-type="float">
            <text:p>9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4.671" calcext:value-type="float">
            <text:p>604.671</text:p>
          </table:table-cell>
          <table:table-cell office:value-type="float" office:value="100200" calcext:value-type="float">
            <text:p>10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6.393" calcext:value-type="float">
            <text:p>586.393</text:p>
          </table:table-cell>
          <table:table-cell office:value-type="float" office:value="100800" calcext:value-type="float">
            <text:p>10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3.513" calcext:value-type="float">
            <text:p>583.513</text:p>
          </table:table-cell>
          <table:table-cell office:value-type="float" office:value="101400" calcext:value-type="float">
            <text:p>10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6.144" calcext:value-type="float">
            <text:p>576.144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59.886" calcext:value-type="float">
            <text:p>559.886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0.27" calcext:value-type="float">
            <text:p>560.27</text:p>
          </table:table-cell>
          <table:table-cell office:value-type="float" office:value="103200" calcext:value-type="float">
            <text:p>10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9.978" calcext:value-type="float">
            <text:p>549.978</text:p>
          </table:table-cell>
          <table:table-cell office:value-type="float" office:value="103800" calcext:value-type="float">
            <text:p>10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7.951" calcext:value-type="float">
            <text:p>537.951</text:p>
          </table:table-cell>
          <table:table-cell office:value-type="float" office:value="104400" calcext:value-type="float">
            <text:p>10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26.018" calcext:value-type="float">
            <text:p>526.018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8.586" calcext:value-type="float">
            <text:p>518.586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4.253" calcext:value-type="float">
            <text:p>514.253</text:p>
          </table:table-cell>
          <table:table-cell office:value-type="float" office:value="106200" calcext:value-type="float">
            <text:p>10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6.354" calcext:value-type="float">
            <text:p>516.354</text:p>
          </table:table-cell>
          <table:table-cell office:value-type="float" office:value="106800" calcext:value-type="float">
            <text:p>10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6.004" calcext:value-type="float">
            <text:p>516.004</text:p>
          </table:table-cell>
          <table:table-cell office:value-type="float" office:value="107400" calcext:value-type="float">
            <text:p>10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3.792" calcext:value-type="float">
            <text:p>513.792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06.462" calcext:value-type="float">
            <text:p>506.462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676" calcext:value-type="float">
            <text:p>7.6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544" calcext:value-type="float">
            <text:p>7.54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246" calcext:value-type="float">
            <text:p>7.24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17" calcext:value-type="float">
            <text:p>7.1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305" calcext:value-type="float">
            <text:p>7.30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389" calcext:value-type="float">
            <text:p>7.389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055" calcext:value-type="float">
            <text:p>9.055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198" calcext:value-type="float">
            <text:p>9.198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.263" calcext:value-type="float">
            <text:p>13.263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2.077" calcext:value-type="float">
            <text:p>52.07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3.998" calcext:value-type="float">
            <text:p>103.998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8.872" calcext:value-type="float">
            <text:p>148.87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8.064" calcext:value-type="float">
            <text:p>198.064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0.209" calcext:value-type="float">
            <text:p>250.209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1.365" calcext:value-type="float">
            <text:p>301.365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3.088" calcext:value-type="float">
            <text:p>353.088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9.732" calcext:value-type="float">
            <text:p>409.732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1.416" calcext:value-type="float">
            <text:p>461.416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7.332" calcext:value-type="float">
            <text:p>517.332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5.865" calcext:value-type="float">
            <text:p>575.865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9.424" calcext:value-type="float">
            <text:p>629.424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8.713" calcext:value-type="float">
            <text:p>688.713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3.104" calcext:value-type="float">
            <text:p>743.104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97.707" calcext:value-type="float">
            <text:p>797.707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3.783" calcext:value-type="float">
            <text:p>853.78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13.642" calcext:value-type="float">
            <text:p>913.642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67.836" calcext:value-type="float">
            <text:p>967.836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24.451" calcext:value-type="float">
            <text:p>1024.451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80.679" calcext:value-type="float">
            <text:p>1080.679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40.66" calcext:value-type="float">
            <text:p>1140.66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94.052" calcext:value-type="float">
            <text:p>1194.052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52.044" calcext:value-type="float">
            <text:p>1252.044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03.764" calcext:value-type="float">
            <text:p>1303.764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59.484" calcext:value-type="float">
            <text:p>1359.484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85.1" calcext:value-type="float">
            <text:p>1385.1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50.245" calcext:value-type="float">
            <text:p>1450.245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92.795" calcext:value-type="float">
            <text:p>1492.795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39.204" calcext:value-type="float">
            <text:p>1539.204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79.998" calcext:value-type="float">
            <text:p>1579.998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20.576" calcext:value-type="float">
            <text:p>1620.576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57.182" calcext:value-type="float">
            <text:p>1657.182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01.517" calcext:value-type="float">
            <text:p>1701.517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43.185" calcext:value-type="float">
            <text:p>1743.185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74.004" calcext:value-type="float">
            <text:p>1774.004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17.858" calcext:value-type="float">
            <text:p>1817.858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53.604" calcext:value-type="float">
            <text:p>1853.604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08.197" calcext:value-type="float">
            <text:p>1908.197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27.746" calcext:value-type="float">
            <text:p>1927.746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62.524" calcext:value-type="float">
            <text:p>1962.524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76.665" calcext:value-type="float">
            <text:p>1976.665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62.685" calcext:value-type="float">
            <text:p>1962.685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17.493" calcext:value-type="float">
            <text:p>1917.493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16.28" calcext:value-type="float">
            <text:p>2016.28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8.937" calcext:value-type="float">
            <text:p>2038.937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45.173" calcext:value-type="float">
            <text:p>2045.173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50.419" calcext:value-type="float">
            <text:p>2050.419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63.212" calcext:value-type="float">
            <text:p>2063.212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78.435" calcext:value-type="float">
            <text:p>2078.435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97.196" calcext:value-type="float">
            <text:p>2097.196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14.538" calcext:value-type="float">
            <text:p>2114.538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26.243" calcext:value-type="float">
            <text:p>2126.243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12.581" calcext:value-type="float">
            <text:p>2112.581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31.772" calcext:value-type="float">
            <text:p>2131.772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4.245" calcext:value-type="float">
            <text:p>2144.245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70.895" calcext:value-type="float">
            <text:p>2170.895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71.122" calcext:value-type="float">
            <text:p>2171.122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6.555" calcext:value-type="float">
            <text:p>2146.555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36.993" calcext:value-type="float">
            <text:p>2136.993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09.133" calcext:value-type="float">
            <text:p>2109.133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55.868" calcext:value-type="float">
            <text:p>2155.868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63.188" calcext:value-type="float">
            <text:p>2163.188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57.886" calcext:value-type="float">
            <text:p>2157.886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70.584" calcext:value-type="float">
            <text:p>2170.584</text:p>
          </table:table-cell>
          <table:table-cell office:value-type="float" office:value="43800" calcext:value-type="float">
            <text:p>4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85.345" calcext:value-type="float">
            <text:p>2185.345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02.346" calcext:value-type="float">
            <text:p>2202.346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90.792" calcext:value-type="float">
            <text:p>2190.792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89.915" calcext:value-type="float">
            <text:p>2189.915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74.687" calcext:value-type="float">
            <text:p>2174.687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19.023" calcext:value-type="float">
            <text:p>2219.023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83.105" calcext:value-type="float">
            <text:p>2183.105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58.665" calcext:value-type="float">
            <text:p>2158.665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5.5" calcext:value-type="float">
            <text:p>2145.5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38.226" calcext:value-type="float">
            <text:p>2138.226</text:p>
          </table:table-cell>
          <table:table-cell office:value-type="float" office:value="49800" calcext:value-type="float">
            <text:p>4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6.28" calcext:value-type="float">
            <text:p>2146.28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51.366" calcext:value-type="float">
            <text:p>2151.366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3.039" calcext:value-type="float">
            <text:p>2143.039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3.341" calcext:value-type="float">
            <text:p>2143.341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26.761" calcext:value-type="float">
            <text:p>2126.761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30.579" calcext:value-type="float">
            <text:p>2130.579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12.136" calcext:value-type="float">
            <text:p>2112.136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91.428" calcext:value-type="float">
            <text:p>2091.428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76.838" calcext:value-type="float">
            <text:p>2076.838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82.748" calcext:value-type="float">
            <text:p>2082.748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45.161" calcext:value-type="float">
            <text:p>2045.161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40.538" calcext:value-type="float">
            <text:p>2040.538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5.868" calcext:value-type="float">
            <text:p>2035.868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23.811" calcext:value-type="float">
            <text:p>2023.811</text:p>
          </table:table-cell>
          <table:table-cell office:value-type="float" office:value="58200" calcext:value-type="float">
            <text:p>5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05.816" calcext:value-type="float">
            <text:p>2005.816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91.677" calcext:value-type="float">
            <text:p>1991.677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09.91" calcext:value-type="float">
            <text:p>2009.91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5.616" calcext:value-type="float">
            <text:p>2035.616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11.91" calcext:value-type="float">
            <text:p>2011.91</text:p>
          </table:table-cell>
          <table:table-cell office:value-type="float" office:value="61200" calcext:value-type="float">
            <text:p>6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02.982" calcext:value-type="float">
            <text:p>2002.982</text:p>
          </table:table-cell>
          <table:table-cell office:value-type="float" office:value="61800" calcext:value-type="float">
            <text:p>6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06.838" calcext:value-type="float">
            <text:p>2006.838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87.876" calcext:value-type="float">
            <text:p>1987.876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72.392" calcext:value-type="float">
            <text:p>1972.392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48.923" calcext:value-type="float">
            <text:p>1948.923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39.08" calcext:value-type="float">
            <text:p>1939.08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15.143" calcext:value-type="float">
            <text:p>1915.143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05.245" calcext:value-type="float">
            <text:p>1905.245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91.429" calcext:value-type="float">
            <text:p>1891.429</text:p>
          </table:table-cell>
          <table:table-cell office:value-type="float" office:value="66600" calcext:value-type="float">
            <text:p>6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80.347" calcext:value-type="float">
            <text:p>1880.347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65.537" calcext:value-type="float">
            <text:p>1865.537</text:p>
          </table:table-cell>
          <table:table-cell office:value-type="float" office:value="67800" calcext:value-type="float">
            <text:p>6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54.843" calcext:value-type="float">
            <text:p>1854.843</text:p>
          </table:table-cell>
          <table:table-cell office:value-type="float" office:value="68400" calcext:value-type="float">
            <text:p>6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49.716" calcext:value-type="float">
            <text:p>1849.716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39.792" calcext:value-type="float">
            <text:p>1839.792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22.898" calcext:value-type="float">
            <text:p>1822.898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07.821" calcext:value-type="float">
            <text:p>1807.821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99.9" calcext:value-type="float">
            <text:p>1799.9</text:p>
          </table:table-cell>
          <table:table-cell office:value-type="float" office:value="71400" calcext:value-type="float">
            <text:p>7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83.42" calcext:value-type="float">
            <text:p>1783.42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72.93" calcext:value-type="float">
            <text:p>1772.93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65.684" calcext:value-type="float">
            <text:p>1765.684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51.242" calcext:value-type="float">
            <text:p>1751.242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40.651" calcext:value-type="float">
            <text:p>1740.651</text:p>
          </table:table-cell>
          <table:table-cell office:value-type="float" office:value="74400" calcext:value-type="float">
            <text:p>7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47.979" calcext:value-type="float">
            <text:p>1747.979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32.261" calcext:value-type="float">
            <text:p>1732.261</text:p>
          </table:table-cell>
          <table:table-cell office:value-type="float" office:value="75600" calcext:value-type="float">
            <text:p>7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12.521" calcext:value-type="float">
            <text:p>1712.521</text:p>
          </table:table-cell>
          <table:table-cell office:value-type="float" office:value="76200" calcext:value-type="float">
            <text:p>7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98.053" calcext:value-type="float">
            <text:p>1698.053</text:p>
          </table:table-cell>
          <table:table-cell office:value-type="float" office:value="76800" calcext:value-type="float">
            <text:p>7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77.941" calcext:value-type="float">
            <text:p>1677.941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62.998" calcext:value-type="float">
            <text:p>1662.998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56.571" calcext:value-type="float">
            <text:p>1656.571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38.594" calcext:value-type="float">
            <text:p>1638.594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23.861" calcext:value-type="float">
            <text:p>1623.861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05.391" calcext:value-type="float">
            <text:p>1605.391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81.818" calcext:value-type="float">
            <text:p>1581.818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65.823" calcext:value-type="float">
            <text:p>1565.823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51.971" calcext:value-type="float">
            <text:p>1551.971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40.299" calcext:value-type="float">
            <text:p>1540.299</text:p>
          </table:table-cell>
          <table:table-cell office:value-type="float" office:value="82800" calcext:value-type="float">
            <text:p>8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17.886" calcext:value-type="float">
            <text:p>1517.886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06.248" calcext:value-type="float">
            <text:p>1506.248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79.855" calcext:value-type="float">
            <text:p>1479.855</text:p>
          </table:table-cell>
          <table:table-cell office:value-type="float" office:value="84600" calcext:value-type="float">
            <text:p>8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66.027" calcext:value-type="float">
            <text:p>1466.027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56.89" calcext:value-type="float">
            <text:p>1456.89</text:p>
          </table:table-cell>
          <table:table-cell office:value-type="float" office:value="85800" calcext:value-type="float">
            <text:p>8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44.183" calcext:value-type="float">
            <text:p>1444.183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31.865" calcext:value-type="float">
            <text:p>1431.865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26.335" calcext:value-type="float">
            <text:p>1426.335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17.163" calcext:value-type="float">
            <text:p>1417.163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04.526" calcext:value-type="float">
            <text:p>1404.526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93.379" calcext:value-type="float">
            <text:p>1393.379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88.407" calcext:value-type="float">
            <text:p>1388.407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77.512" calcext:value-type="float">
            <text:p>1377.512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64.054" calcext:value-type="float">
            <text:p>1364.054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55.199" calcext:value-type="float">
            <text:p>1355.199</text:p>
          </table:table-cell>
          <table:table-cell office:value-type="float" office:value="91800" calcext:value-type="float">
            <text:p>9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48.678" calcext:value-type="float">
            <text:p>1348.678</text:p>
          </table:table-cell>
          <table:table-cell office:value-type="float" office:value="92400" calcext:value-type="float">
            <text:p>9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40.926" calcext:value-type="float">
            <text:p>1340.926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24.446" calcext:value-type="float">
            <text:p>1324.446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11.888" calcext:value-type="float">
            <text:p>1311.888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01.055" calcext:value-type="float">
            <text:p>1301.055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91.379" calcext:value-type="float">
            <text:p>1291.379</text:p>
          </table:table-cell>
          <table:table-cell office:value-type="float" office:value="95400" calcext:value-type="float">
            <text:p>9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80.284" calcext:value-type="float">
            <text:p>1280.284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75.168" calcext:value-type="float">
            <text:p>1275.168</text:p>
          </table:table-cell>
          <table:table-cell office:value-type="float" office:value="96600" calcext:value-type="float">
            <text:p>9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61.237" calcext:value-type="float">
            <text:p>1261.237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49.94" calcext:value-type="float">
            <text:p>1249.94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39.628" calcext:value-type="float">
            <text:p>1239.628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1.83" calcext:value-type="float">
            <text:p>1221.83</text:p>
          </table:table-cell>
          <table:table-cell office:value-type="float" office:value="99600" calcext:value-type="float">
            <text:p>9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34.717" calcext:value-type="float">
            <text:p>1234.717</text:p>
          </table:table-cell>
          <table:table-cell office:value-type="float" office:value="100200" calcext:value-type="float">
            <text:p>10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0.889" calcext:value-type="float">
            <text:p>1220.889</text:p>
          </table:table-cell>
          <table:table-cell office:value-type="float" office:value="100800" calcext:value-type="float">
            <text:p>10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00.827" calcext:value-type="float">
            <text:p>1200.827</text:p>
          </table:table-cell>
          <table:table-cell office:value-type="float" office:value="101400" calcext:value-type="float">
            <text:p>10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91.744" calcext:value-type="float">
            <text:p>1191.744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92.777" calcext:value-type="float">
            <text:p>1192.777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73.468" calcext:value-type="float">
            <text:p>1173.468</text:p>
          </table:table-cell>
          <table:table-cell office:value-type="float" office:value="103200" calcext:value-type="float">
            <text:p>10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64.366" calcext:value-type="float">
            <text:p>1164.366</text:p>
          </table:table-cell>
          <table:table-cell office:value-type="float" office:value="103800" calcext:value-type="float">
            <text:p>10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44.366" calcext:value-type="float">
            <text:p>1144.366</text:p>
          </table:table-cell>
          <table:table-cell office:value-type="float" office:value="104400" calcext:value-type="float">
            <text:p>10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30.506" calcext:value-type="float">
            <text:p>1130.506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14.285" calcext:value-type="float">
            <text:p>1114.285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03.532" calcext:value-type="float">
            <text:p>1103.532</text:p>
          </table:table-cell>
          <table:table-cell office:value-type="float" office:value="106200" calcext:value-type="float">
            <text:p>10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87.462" calcext:value-type="float">
            <text:p>1087.462</text:p>
          </table:table-cell>
          <table:table-cell office:value-type="float" office:value="106800" calcext:value-type="float">
            <text:p>10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72.173" calcext:value-type="float">
            <text:p>1072.173</text:p>
          </table:table-cell>
          <table:table-cell office:value-type="float" office:value="107400" calcext:value-type="float">
            <text:p>10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65.036" calcext:value-type="float">
            <text:p>1065.036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58.278" calcext:value-type="float">
            <text:p>1058.278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676" calcext:value-type="float">
            <text:p>7.6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544" calcext:value-type="float">
            <text:p>7.54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246" calcext:value-type="float">
            <text:p>7.24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17" calcext:value-type="float">
            <text:p>7.1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305" calcext:value-type="float">
            <text:p>7.30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389" calcext:value-type="float">
            <text:p>7.389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055" calcext:value-type="float">
            <text:p>9.055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198" calcext:value-type="float">
            <text:p>9.198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.263" calcext:value-type="float">
            <text:p>13.263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2.077" calcext:value-type="float">
            <text:p>52.07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3.998" calcext:value-type="float">
            <text:p>103.998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8.872" calcext:value-type="float">
            <text:p>148.87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8.064" calcext:value-type="float">
            <text:p>198.064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0.209" calcext:value-type="float">
            <text:p>250.209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1.365" calcext:value-type="float">
            <text:p>301.365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3.088" calcext:value-type="float">
            <text:p>353.088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9.732" calcext:value-type="float">
            <text:p>409.732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1.416" calcext:value-type="float">
            <text:p>461.416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7.332" calcext:value-type="float">
            <text:p>517.332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5.865" calcext:value-type="float">
            <text:p>575.865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9.424" calcext:value-type="float">
            <text:p>629.424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8.713" calcext:value-type="float">
            <text:p>688.713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3.104" calcext:value-type="float">
            <text:p>743.104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97.707" calcext:value-type="float">
            <text:p>797.707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3.783" calcext:value-type="float">
            <text:p>853.78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13.642" calcext:value-type="float">
            <text:p>913.642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67.836" calcext:value-type="float">
            <text:p>967.836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24.451" calcext:value-type="float">
            <text:p>1024.451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80.679" calcext:value-type="float">
            <text:p>1080.679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40.66" calcext:value-type="float">
            <text:p>1140.66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94.052" calcext:value-type="float">
            <text:p>1194.052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52.044" calcext:value-type="float">
            <text:p>1252.044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03.764" calcext:value-type="float">
            <text:p>1303.764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59.484" calcext:value-type="float">
            <text:p>1359.484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85.1" calcext:value-type="float">
            <text:p>1385.1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50.245" calcext:value-type="float">
            <text:p>1450.245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92.795" calcext:value-type="float">
            <text:p>1492.795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39.204" calcext:value-type="float">
            <text:p>1539.204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79.998" calcext:value-type="float">
            <text:p>1579.998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20.576" calcext:value-type="float">
            <text:p>1620.576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57.182" calcext:value-type="float">
            <text:p>1657.182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01.517" calcext:value-type="float">
            <text:p>1701.517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43.185" calcext:value-type="float">
            <text:p>1743.185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74.004" calcext:value-type="float">
            <text:p>1774.004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17.858" calcext:value-type="float">
            <text:p>1817.858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53.604" calcext:value-type="float">
            <text:p>1853.604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08.197" calcext:value-type="float">
            <text:p>1908.197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27.746" calcext:value-type="float">
            <text:p>1927.746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62.524" calcext:value-type="float">
            <text:p>1962.524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76.665" calcext:value-type="float">
            <text:p>1976.665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62.685" calcext:value-type="float">
            <text:p>1962.685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17.493" calcext:value-type="float">
            <text:p>1917.493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16.28" calcext:value-type="float">
            <text:p>2016.28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8.937" calcext:value-type="float">
            <text:p>2038.937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45.173" calcext:value-type="float">
            <text:p>2045.173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50.419" calcext:value-type="float">
            <text:p>2050.419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63.212" calcext:value-type="float">
            <text:p>2063.212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78.435" calcext:value-type="float">
            <text:p>2078.435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97.196" calcext:value-type="float">
            <text:p>2097.196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14.538" calcext:value-type="float">
            <text:p>2114.538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26.243" calcext:value-type="float">
            <text:p>2126.243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12.581" calcext:value-type="float">
            <text:p>2112.581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31.772" calcext:value-type="float">
            <text:p>2131.772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4.245" calcext:value-type="float">
            <text:p>2144.245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70.895" calcext:value-type="float">
            <text:p>2170.895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71.122" calcext:value-type="float">
            <text:p>2171.122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6.555" calcext:value-type="float">
            <text:p>2146.555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36.993" calcext:value-type="float">
            <text:p>2136.993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09.133" calcext:value-type="float">
            <text:p>2109.133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55.868" calcext:value-type="float">
            <text:p>2155.868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63.188" calcext:value-type="float">
            <text:p>2163.188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57.886" calcext:value-type="float">
            <text:p>2157.886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70.584" calcext:value-type="float">
            <text:p>2170.584</text:p>
          </table:table-cell>
          <table:table-cell office:value-type="float" office:value="43800" calcext:value-type="float">
            <text:p>4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85.345" calcext:value-type="float">
            <text:p>2185.345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02.346" calcext:value-type="float">
            <text:p>2202.346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90.792" calcext:value-type="float">
            <text:p>2190.792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89.915" calcext:value-type="float">
            <text:p>2189.915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74.687" calcext:value-type="float">
            <text:p>2174.687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19.023" calcext:value-type="float">
            <text:p>2219.023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83.105" calcext:value-type="float">
            <text:p>2183.105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58.665" calcext:value-type="float">
            <text:p>2158.665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5.5" calcext:value-type="float">
            <text:p>2145.5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38.226" calcext:value-type="float">
            <text:p>2138.226</text:p>
          </table:table-cell>
          <table:table-cell office:value-type="float" office:value="49800" calcext:value-type="float">
            <text:p>4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6.28" calcext:value-type="float">
            <text:p>2146.28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51.366" calcext:value-type="float">
            <text:p>2151.366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3.039" calcext:value-type="float">
            <text:p>2143.039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43.341" calcext:value-type="float">
            <text:p>2143.341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26.761" calcext:value-type="float">
            <text:p>2126.761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30.579" calcext:value-type="float">
            <text:p>2130.579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12.136" calcext:value-type="float">
            <text:p>2112.136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91.428" calcext:value-type="float">
            <text:p>2091.428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76.838" calcext:value-type="float">
            <text:p>2076.838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82.748" calcext:value-type="float">
            <text:p>2082.748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45.161" calcext:value-type="float">
            <text:p>2045.161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40.538" calcext:value-type="float">
            <text:p>2040.538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5.868" calcext:value-type="float">
            <text:p>2035.868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23.811" calcext:value-type="float">
            <text:p>2023.811</text:p>
          </table:table-cell>
          <table:table-cell office:value-type="float" office:value="58200" calcext:value-type="float">
            <text:p>5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05.816" calcext:value-type="float">
            <text:p>2005.816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91.677" calcext:value-type="float">
            <text:p>1991.677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09.91" calcext:value-type="float">
            <text:p>2009.91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5.616" calcext:value-type="float">
            <text:p>2035.616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11.91" calcext:value-type="float">
            <text:p>2011.91</text:p>
          </table:table-cell>
          <table:table-cell office:value-type="float" office:value="61200" calcext:value-type="float">
            <text:p>6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02.982" calcext:value-type="float">
            <text:p>2002.982</text:p>
          </table:table-cell>
          <table:table-cell office:value-type="float" office:value="61800" calcext:value-type="float">
            <text:p>6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06.838" calcext:value-type="float">
            <text:p>2006.838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87.876" calcext:value-type="float">
            <text:p>1987.876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72.392" calcext:value-type="float">
            <text:p>1972.392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48.923" calcext:value-type="float">
            <text:p>1948.923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39.08" calcext:value-type="float">
            <text:p>1939.08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15.143" calcext:value-type="float">
            <text:p>1915.143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05.245" calcext:value-type="float">
            <text:p>1905.245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91.429" calcext:value-type="float">
            <text:p>1891.429</text:p>
          </table:table-cell>
          <table:table-cell office:value-type="float" office:value="66600" calcext:value-type="float">
            <text:p>6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80.347" calcext:value-type="float">
            <text:p>1880.347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65.537" calcext:value-type="float">
            <text:p>1865.537</text:p>
          </table:table-cell>
          <table:table-cell office:value-type="float" office:value="67800" calcext:value-type="float">
            <text:p>6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54.843" calcext:value-type="float">
            <text:p>1854.843</text:p>
          </table:table-cell>
          <table:table-cell office:value-type="float" office:value="68400" calcext:value-type="float">
            <text:p>6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49.716" calcext:value-type="float">
            <text:p>1849.716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39.792" calcext:value-type="float">
            <text:p>1839.792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22.898" calcext:value-type="float">
            <text:p>1822.898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07.821" calcext:value-type="float">
            <text:p>1807.821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99.9" calcext:value-type="float">
            <text:p>1799.9</text:p>
          </table:table-cell>
          <table:table-cell office:value-type="float" office:value="71400" calcext:value-type="float">
            <text:p>7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83.42" calcext:value-type="float">
            <text:p>1783.42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72.93" calcext:value-type="float">
            <text:p>1772.93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65.684" calcext:value-type="float">
            <text:p>1765.684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51.242" calcext:value-type="float">
            <text:p>1751.242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40.651" calcext:value-type="float">
            <text:p>1740.651</text:p>
          </table:table-cell>
          <table:table-cell office:value-type="float" office:value="74400" calcext:value-type="float">
            <text:p>7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47.979" calcext:value-type="float">
            <text:p>1747.979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32.261" calcext:value-type="float">
            <text:p>1732.261</text:p>
          </table:table-cell>
          <table:table-cell office:value-type="float" office:value="75600" calcext:value-type="float">
            <text:p>7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12.521" calcext:value-type="float">
            <text:p>1712.521</text:p>
          </table:table-cell>
          <table:table-cell office:value-type="float" office:value="76200" calcext:value-type="float">
            <text:p>7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98.053" calcext:value-type="float">
            <text:p>1698.053</text:p>
          </table:table-cell>
          <table:table-cell office:value-type="float" office:value="76800" calcext:value-type="float">
            <text:p>7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77.941" calcext:value-type="float">
            <text:p>1677.941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62.998" calcext:value-type="float">
            <text:p>1662.998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56.571" calcext:value-type="float">
            <text:p>1656.571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38.594" calcext:value-type="float">
            <text:p>1638.594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23.861" calcext:value-type="float">
            <text:p>1623.861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05.391" calcext:value-type="float">
            <text:p>1605.391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81.818" calcext:value-type="float">
            <text:p>1581.818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65.823" calcext:value-type="float">
            <text:p>1565.823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51.971" calcext:value-type="float">
            <text:p>1551.971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40.299" calcext:value-type="float">
            <text:p>1540.299</text:p>
          </table:table-cell>
          <table:table-cell office:value-type="float" office:value="82800" calcext:value-type="float">
            <text:p>8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17.886" calcext:value-type="float">
            <text:p>1517.886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06.248" calcext:value-type="float">
            <text:p>1506.248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79.855" calcext:value-type="float">
            <text:p>1479.855</text:p>
          </table:table-cell>
          <table:table-cell office:value-type="float" office:value="84600" calcext:value-type="float">
            <text:p>8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66.027" calcext:value-type="float">
            <text:p>1466.027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56.89" calcext:value-type="float">
            <text:p>1456.89</text:p>
          </table:table-cell>
          <table:table-cell office:value-type="float" office:value="85800" calcext:value-type="float">
            <text:p>8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44.183" calcext:value-type="float">
            <text:p>1444.183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31.865" calcext:value-type="float">
            <text:p>1431.865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26.335" calcext:value-type="float">
            <text:p>1426.335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17.163" calcext:value-type="float">
            <text:p>1417.163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04.526" calcext:value-type="float">
            <text:p>1404.526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93.379" calcext:value-type="float">
            <text:p>1393.379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88.407" calcext:value-type="float">
            <text:p>1388.407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77.512" calcext:value-type="float">
            <text:p>1377.512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64.054" calcext:value-type="float">
            <text:p>1364.054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55.199" calcext:value-type="float">
            <text:p>1355.199</text:p>
          </table:table-cell>
          <table:table-cell office:value-type="float" office:value="91800" calcext:value-type="float">
            <text:p>9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48.678" calcext:value-type="float">
            <text:p>1348.678</text:p>
          </table:table-cell>
          <table:table-cell office:value-type="float" office:value="92400" calcext:value-type="float">
            <text:p>9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40.926" calcext:value-type="float">
            <text:p>1340.926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24.446" calcext:value-type="float">
            <text:p>1324.446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11.888" calcext:value-type="float">
            <text:p>1311.888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01.055" calcext:value-type="float">
            <text:p>1301.055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91.379" calcext:value-type="float">
            <text:p>1291.379</text:p>
          </table:table-cell>
          <table:table-cell office:value-type="float" office:value="95400" calcext:value-type="float">
            <text:p>9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80.284" calcext:value-type="float">
            <text:p>1280.284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75.168" calcext:value-type="float">
            <text:p>1275.168</text:p>
          </table:table-cell>
          <table:table-cell office:value-type="float" office:value="96600" calcext:value-type="float">
            <text:p>9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61.237" calcext:value-type="float">
            <text:p>1261.237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49.94" calcext:value-type="float">
            <text:p>1249.94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39.628" calcext:value-type="float">
            <text:p>1239.628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1.83" calcext:value-type="float">
            <text:p>1221.83</text:p>
          </table:table-cell>
          <table:table-cell office:value-type="float" office:value="99600" calcext:value-type="float">
            <text:p>9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34.717" calcext:value-type="float">
            <text:p>1234.717</text:p>
          </table:table-cell>
          <table:table-cell office:value-type="float" office:value="100200" calcext:value-type="float">
            <text:p>10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0.889" calcext:value-type="float">
            <text:p>1220.889</text:p>
          </table:table-cell>
          <table:table-cell office:value-type="float" office:value="100800" calcext:value-type="float">
            <text:p>10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00.827" calcext:value-type="float">
            <text:p>1200.827</text:p>
          </table:table-cell>
          <table:table-cell office:value-type="float" office:value="101400" calcext:value-type="float">
            <text:p>10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91.744" calcext:value-type="float">
            <text:p>1191.744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92.777" calcext:value-type="float">
            <text:p>1192.777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73.468" calcext:value-type="float">
            <text:p>1173.468</text:p>
          </table:table-cell>
          <table:table-cell office:value-type="float" office:value="103200" calcext:value-type="float">
            <text:p>10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64.366" calcext:value-type="float">
            <text:p>1164.366</text:p>
          </table:table-cell>
          <table:table-cell office:value-type="float" office:value="103800" calcext:value-type="float">
            <text:p>10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44.366" calcext:value-type="float">
            <text:p>1144.366</text:p>
          </table:table-cell>
          <table:table-cell office:value-type="float" office:value="104400" calcext:value-type="float">
            <text:p>10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30.506" calcext:value-type="float">
            <text:p>1130.506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14.285" calcext:value-type="float">
            <text:p>1114.285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03.532" calcext:value-type="float">
            <text:p>1103.532</text:p>
          </table:table-cell>
          <table:table-cell office:value-type="float" office:value="106200" calcext:value-type="float">
            <text:p>10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87.462" calcext:value-type="float">
            <text:p>1087.462</text:p>
          </table:table-cell>
          <table:table-cell office:value-type="float" office:value="106800" calcext:value-type="float">
            <text:p>10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72.173" calcext:value-type="float">
            <text:p>1072.173</text:p>
          </table:table-cell>
          <table:table-cell office:value-type="float" office:value="107400" calcext:value-type="float">
            <text:p>10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65.036" calcext:value-type="float">
            <text:p>1065.036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58.278" calcext:value-type="float">
            <text:p>1058.278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636" calcext:value-type="float">
            <text:p>7.6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58" calcext:value-type="float">
            <text:p>7.5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27" calcext:value-type="float">
            <text:p>7.2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151" calcext:value-type="float">
            <text:p>7.15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405" calcext:value-type="float">
            <text:p>7.40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31" calcext:value-type="float">
            <text:p>7.31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262" calcext:value-type="float">
            <text:p>9.262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958" calcext:value-type="float">
            <text:p>8.958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391" calcext:value-type="float">
            <text:p>9.391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452" calcext:value-type="float">
            <text:p>9.45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.276" calcext:value-type="float">
            <text:p>10.276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.714" calcext:value-type="float">
            <text:p>28.714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.045" calcext:value-type="float">
            <text:p>39.045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.439" calcext:value-type="float">
            <text:p>59.439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1.085" calcext:value-type="float">
            <text:p>81.085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9.951" calcext:value-type="float">
            <text:p>99.951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2.527" calcext:value-type="float">
            <text:p>132.527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0.734" calcext:value-type="float">
            <text:p>160.734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8.275" calcext:value-type="float">
            <text:p>178.275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7.441" calcext:value-type="float">
            <text:p>197.44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6.579" calcext:value-type="float">
            <text:p>226.579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1.395" calcext:value-type="float">
            <text:p>241.395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4.619" calcext:value-type="float">
            <text:p>254.619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3.5" calcext:value-type="float">
            <text:p>283.5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7.804" calcext:value-type="float">
            <text:p>317.804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5.634" calcext:value-type="float">
            <text:p>335.634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5.684" calcext:value-type="float">
            <text:p>355.684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2.431" calcext:value-type="float">
            <text:p>392.431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8.835" calcext:value-type="float">
            <text:p>408.835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5.178" calcext:value-type="float">
            <text:p>405.178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1.311" calcext:value-type="float">
            <text:p>441.311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4.841" calcext:value-type="float">
            <text:p>474.841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9.154" calcext:value-type="float">
            <text:p>519.154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6.055" calcext:value-type="float">
            <text:p>536.055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3.462" calcext:value-type="float">
            <text:p>533.462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6.302" calcext:value-type="float">
            <text:p>536.302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2.692" calcext:value-type="float">
            <text:p>532.692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8.491" calcext:value-type="float">
            <text:p>548.491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0.783" calcext:value-type="float">
            <text:p>570.783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7.87" calcext:value-type="float">
            <text:p>587.87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1.765" calcext:value-type="float">
            <text:p>601.765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0.25" calcext:value-type="float">
            <text:p>630.25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7.122" calcext:value-type="float">
            <text:p>627.122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9.886" calcext:value-type="float">
            <text:p>649.886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8.004" calcext:value-type="float">
            <text:p>658.004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7.325" calcext:value-type="float">
            <text:p>697.325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12.566" calcext:value-type="float">
            <text:p>712.566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50.108" calcext:value-type="float">
            <text:p>750.108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68.868" calcext:value-type="float">
            <text:p>768.868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4.931" calcext:value-type="float">
            <text:p>804.931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5.385" calcext:value-type="float">
            <text:p>805.385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25.431" calcext:value-type="float">
            <text:p>825.431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24.862" calcext:value-type="float">
            <text:p>824.862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9.046" calcext:value-type="float">
            <text:p>849.046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2.883" calcext:value-type="float">
            <text:p>852.883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75.89" calcext:value-type="float">
            <text:p>875.89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81.778" calcext:value-type="float">
            <text:p>881.778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01.133" calcext:value-type="float">
            <text:p>901.133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08.287" calcext:value-type="float">
            <text:p>908.287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14.513" calcext:value-type="float">
            <text:p>914.513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29.157" calcext:value-type="float">
            <text:p>929.157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49.995" calcext:value-type="float">
            <text:p>949.995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58.238" calcext:value-type="float">
            <text:p>958.238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52.232" calcext:value-type="float">
            <text:p>952.232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69.402" calcext:value-type="float">
            <text:p>969.402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74.184" calcext:value-type="float">
            <text:p>974.184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89.546" calcext:value-type="float">
            <text:p>989.546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97.2" calcext:value-type="float">
            <text:p>997.2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07.867" calcext:value-type="float">
            <text:p>1007.867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2.614" calcext:value-type="float">
            <text:p>1012.614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6.71" calcext:value-type="float">
            <text:p>1016.71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6.997" calcext:value-type="float">
            <text:p>1016.997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26.51" calcext:value-type="float">
            <text:p>1026.51</text:p>
          </table:table-cell>
          <table:table-cell office:value-type="float" office:value="43800" calcext:value-type="float">
            <text:p>4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27.472" calcext:value-type="float">
            <text:p>1027.472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32.649" calcext:value-type="float">
            <text:p>1032.649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37.012" calcext:value-type="float">
            <text:p>1037.012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43.174" calcext:value-type="float">
            <text:p>1043.174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48.402" calcext:value-type="float">
            <text:p>1048.402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49.026" calcext:value-type="float">
            <text:p>1049.026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52.536" calcext:value-type="float">
            <text:p>1052.536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49.921" calcext:value-type="float">
            <text:p>1049.921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53.908" calcext:value-type="float">
            <text:p>1053.908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51.086" calcext:value-type="float">
            <text:p>1051.086</text:p>
          </table:table-cell>
          <table:table-cell office:value-type="float" office:value="49800" calcext:value-type="float">
            <text:p>4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50.079" calcext:value-type="float">
            <text:p>1050.079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46.378" calcext:value-type="float">
            <text:p>1046.378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45.363" calcext:value-type="float">
            <text:p>1045.363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43.947" calcext:value-type="float">
            <text:p>1043.947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39.617" calcext:value-type="float">
            <text:p>1039.617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33.459" calcext:value-type="float">
            <text:p>1033.459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24.504" calcext:value-type="float">
            <text:p>1024.504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7.039" calcext:value-type="float">
            <text:p>1017.039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06.949" calcext:value-type="float">
            <text:p>1006.949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04.269" calcext:value-type="float">
            <text:p>1004.269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93.933" calcext:value-type="float">
            <text:p>993.933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89.065" calcext:value-type="float">
            <text:p>989.065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82.654" calcext:value-type="float">
            <text:p>982.654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72.333" calcext:value-type="float">
            <text:p>972.333</text:p>
          </table:table-cell>
          <table:table-cell office:value-type="float" office:value="58200" calcext:value-type="float">
            <text:p>5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59.326" calcext:value-type="float">
            <text:p>959.326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48.515" calcext:value-type="float">
            <text:p>948.515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45.828" calcext:value-type="float">
            <text:p>945.828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34.862" calcext:value-type="float">
            <text:p>934.862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24.623" calcext:value-type="float">
            <text:p>924.623</text:p>
          </table:table-cell>
          <table:table-cell office:value-type="float" office:value="61200" calcext:value-type="float">
            <text:p>6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12.395" calcext:value-type="float">
            <text:p>912.395</text:p>
          </table:table-cell>
          <table:table-cell office:value-type="float" office:value="61800" calcext:value-type="float">
            <text:p>6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01.817" calcext:value-type="float">
            <text:p>901.817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86.505" calcext:value-type="float">
            <text:p>886.505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71.14" calcext:value-type="float">
            <text:p>871.14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5.947" calcext:value-type="float">
            <text:p>855.947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1.125" calcext:value-type="float">
            <text:p>851.125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35.038" calcext:value-type="float">
            <text:p>835.038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17.935" calcext:value-type="float">
            <text:p>817.935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11.452" calcext:value-type="float">
            <text:p>811.452</text:p>
          </table:table-cell>
          <table:table-cell office:value-type="float" office:value="66600" calcext:value-type="float">
            <text:p>6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1.622" calcext:value-type="float">
            <text:p>801.622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84.998" calcext:value-type="float">
            <text:p>784.998</text:p>
          </table:table-cell>
          <table:table-cell office:value-type="float" office:value="67800" calcext:value-type="float">
            <text:p>6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1.77" calcext:value-type="float">
            <text:p>771.77</text:p>
          </table:table-cell>
          <table:table-cell office:value-type="float" office:value="68400" calcext:value-type="float">
            <text:p>6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61.762" calcext:value-type="float">
            <text:p>761.762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4.002" calcext:value-type="float">
            <text:p>744.002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34.935" calcext:value-type="float">
            <text:p>734.935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23.268" calcext:value-type="float">
            <text:p>723.268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07.602" calcext:value-type="float">
            <text:p>707.602</text:p>
          </table:table-cell>
          <table:table-cell office:value-type="float" office:value="71400" calcext:value-type="float">
            <text:p>7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5.033" calcext:value-type="float">
            <text:p>695.033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4.844" calcext:value-type="float">
            <text:p>684.844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72.955" calcext:value-type="float">
            <text:p>672.955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9.526" calcext:value-type="float">
            <text:p>659.526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9.674" calcext:value-type="float">
            <text:p>649.674</text:p>
          </table:table-cell>
          <table:table-cell office:value-type="float" office:value="74400" calcext:value-type="float">
            <text:p>7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9.962" calcext:value-type="float">
            <text:p>639.962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7.982" calcext:value-type="float">
            <text:p>627.982</text:p>
          </table:table-cell>
          <table:table-cell office:value-type="float" office:value="75600" calcext:value-type="float">
            <text:p>7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2.694" calcext:value-type="float">
            <text:p>612.694</text:p>
          </table:table-cell>
          <table:table-cell office:value-type="float" office:value="76200" calcext:value-type="float">
            <text:p>7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3.385" calcext:value-type="float">
            <text:p>603.385</text:p>
          </table:table-cell>
          <table:table-cell office:value-type="float" office:value="76800" calcext:value-type="float">
            <text:p>7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5.504" calcext:value-type="float">
            <text:p>595.504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1.585" calcext:value-type="float">
            <text:p>581.585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8.018" calcext:value-type="float">
            <text:p>568.018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3.204" calcext:value-type="float">
            <text:p>563.204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51.939" calcext:value-type="float">
            <text:p>551.939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8.439" calcext:value-type="float">
            <text:p>538.439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0.832" calcext:value-type="float">
            <text:p>530.832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23.761" calcext:value-type="float">
            <text:p>523.761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5.935" calcext:value-type="float">
            <text:p>515.935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04.351" calcext:value-type="float">
            <text:p>504.351</text:p>
          </table:table-cell>
          <table:table-cell office:value-type="float" office:value="82800" calcext:value-type="float">
            <text:p>8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4.14" calcext:value-type="float">
            <text:p>494.14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4.43" calcext:value-type="float">
            <text:p>484.43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1.406" calcext:value-type="float">
            <text:p>471.406</text:p>
          </table:table-cell>
          <table:table-cell office:value-type="float" office:value="84600" calcext:value-type="float">
            <text:p>8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4.523" calcext:value-type="float">
            <text:p>464.523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4.686" calcext:value-type="float">
            <text:p>454.686</text:p>
          </table:table-cell>
          <table:table-cell office:value-type="float" office:value="85800" calcext:value-type="float">
            <text:p>8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5.862" calcext:value-type="float">
            <text:p>445.862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7.814" calcext:value-type="float">
            <text:p>437.814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7.22" calcext:value-type="float">
            <text:p>427.22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8.259" calcext:value-type="float">
            <text:p>418.259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0.927" calcext:value-type="float">
            <text:p>410.927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9.99" calcext:value-type="float">
            <text:p>399.99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3.429" calcext:value-type="float">
            <text:p>393.429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6.094" calcext:value-type="float">
            <text:p>386.094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7.05" calcext:value-type="float">
            <text:p>377.05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1.222" calcext:value-type="float">
            <text:p>371.222</text:p>
          </table:table-cell>
          <table:table-cell office:value-type="float" office:value="91800" calcext:value-type="float">
            <text:p>9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5.756" calcext:value-type="float">
            <text:p>365.756</text:p>
          </table:table-cell>
          <table:table-cell office:value-type="float" office:value="92400" calcext:value-type="float">
            <text:p>9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7.661" calcext:value-type="float">
            <text:p>357.661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9.219" calcext:value-type="float">
            <text:p>349.219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3.285" calcext:value-type="float">
            <text:p>343.285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6.505" calcext:value-type="float">
            <text:p>336.505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8.86" calcext:value-type="float">
            <text:p>328.86</text:p>
          </table:table-cell>
          <table:table-cell office:value-type="float" office:value="95400" calcext:value-type="float">
            <text:p>9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1.81" calcext:value-type="float">
            <text:p>321.81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4.206" calcext:value-type="float">
            <text:p>314.206</text:p>
          </table:table-cell>
          <table:table-cell office:value-type="float" office:value="96600" calcext:value-type="float">
            <text:p>9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6.935" calcext:value-type="float">
            <text:p>306.935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0.601" calcext:value-type="float">
            <text:p>300.601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4.892" calcext:value-type="float">
            <text:p>294.892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8.99" calcext:value-type="float">
            <text:p>288.99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1.653" calcext:value-type="float">
            <text:p>281.653</text:p>
          </table:table-cell>
          <table:table-cell office:value-type="float" office:value="99600" calcext:value-type="float">
            <text:p>9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6.975" calcext:value-type="float">
            <text:p>276.975</text:p>
          </table:table-cell>
          <table:table-cell office:value-type="float" office:value="100200" calcext:value-type="float">
            <text:p>10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8.881" calcext:value-type="float">
            <text:p>268.881</text:p>
          </table:table-cell>
          <table:table-cell office:value-type="float" office:value="100800" calcext:value-type="float">
            <text:p>10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5.361" calcext:value-type="float">
            <text:p>265.361</text:p>
          </table:table-cell>
          <table:table-cell office:value-type="float" office:value="101400" calcext:value-type="float">
            <text:p>10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3.46" calcext:value-type="float">
            <text:p>263.46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2.431" calcext:value-type="float">
            <text:p>252.431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9.327" calcext:value-type="float">
            <text:p>249.327</text:p>
          </table:table-cell>
          <table:table-cell office:value-type="float" office:value="103200" calcext:value-type="float">
            <text:p>10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0.332" calcext:value-type="float">
            <text:p>240.332</text:p>
          </table:table-cell>
          <table:table-cell office:value-type="float" office:value="103800" calcext:value-type="float">
            <text:p>10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5.117" calcext:value-type="float">
            <text:p>235.117</text:p>
          </table:table-cell>
          <table:table-cell office:value-type="float" office:value="104400" calcext:value-type="float">
            <text:p>10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0.845" calcext:value-type="float">
            <text:p>230.845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6.028" calcext:value-type="float">
            <text:p>226.028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4.827" calcext:value-type="float">
            <text:p>224.827</text:p>
          </table:table-cell>
          <table:table-cell office:value-type="float" office:value="106200" calcext:value-type="float">
            <text:p>10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0.446" calcext:value-type="float">
            <text:p>220.446</text:p>
          </table:table-cell>
          <table:table-cell office:value-type="float" office:value="106800" calcext:value-type="float">
            <text:p>10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9.789" calcext:value-type="float">
            <text:p>209.789</text:p>
          </table:table-cell>
          <table:table-cell office:value-type="float" office:value="107400" calcext:value-type="float">
            <text:p>10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6.335" calcext:value-type="float">
            <text:p>206.335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9.269" calcext:value-type="float">
            <text:p>199.269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403" calcext:value-type="float">
            <text:p>8.4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245" calcext:value-type="float">
            <text:p>8.24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77" calcext:value-type="float">
            <text:p>7.7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657" calcext:value-type="float">
            <text:p>7.65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418" calcext:value-type="float">
            <text:p>7.41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15" calcext:value-type="float">
            <text:p>7.1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376" calcext:value-type="float">
            <text:p>9.37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359" calcext:value-type="float">
            <text:p>9.359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449" calcext:value-type="float">
            <text:p>9.449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895" calcext:value-type="float">
            <text:p>9.89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671" calcext:value-type="float">
            <text:p>9.67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.457" calcext:value-type="float">
            <text:p>10.457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.838" calcext:value-type="float">
            <text:p>12.838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.439" calcext:value-type="float">
            <text:p>23.439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.84" calcext:value-type="float">
            <text:p>61.8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9.745" calcext:value-type="float">
            <text:p>99.745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3.563" calcext:value-type="float">
            <text:p>123.563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3.188" calcext:value-type="float">
            <text:p>143.188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5.638" calcext:value-type="float">
            <text:p>165.638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3.064" calcext:value-type="float">
            <text:p>183.064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.694" calcext:value-type="float">
            <text:p>203.694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1.621" calcext:value-type="float">
            <text:p>221.621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8.885" calcext:value-type="float">
            <text:p>238.885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7.819" calcext:value-type="float">
            <text:p>257.819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8.31" calcext:value-type="float">
            <text:p>278.3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5.608" calcext:value-type="float">
            <text:p>295.608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1.023" calcext:value-type="float">
            <text:p>311.023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8.514" calcext:value-type="float">
            <text:p>328.514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3.141" calcext:value-type="float">
            <text:p>343.141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8.124" calcext:value-type="float">
            <text:p>358.124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3.29" calcext:value-type="float">
            <text:p>363.29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4.459" calcext:value-type="float">
            <text:p>384.459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8.289" calcext:value-type="float">
            <text:p>388.289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3.664" calcext:value-type="float">
            <text:p>413.664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2.098" calcext:value-type="float">
            <text:p>422.098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8.543" calcext:value-type="float">
            <text:p>438.543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6.428" calcext:value-type="float">
            <text:p>446.428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8.346" calcext:value-type="float">
            <text:p>458.346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7.354" calcext:value-type="float">
            <text:p>467.354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4.802" calcext:value-type="float">
            <text:p>484.802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8.131" calcext:value-type="float">
            <text:p>498.131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07.344" calcext:value-type="float">
            <text:p>507.344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21.383" calcext:value-type="float">
            <text:p>521.383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7.05" calcext:value-type="float">
            <text:p>537.05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8.22" calcext:value-type="float">
            <text:p>548.22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55.714" calcext:value-type="float">
            <text:p>555.714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1.888" calcext:value-type="float">
            <text:p>561.888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5.694" calcext:value-type="float">
            <text:p>585.694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6.896" calcext:value-type="float">
            <text:p>586.896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8.347" calcext:value-type="float">
            <text:p>588.347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8.714" calcext:value-type="float">
            <text:p>598.714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5.818" calcext:value-type="float">
            <text:p>585.818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0.153" calcext:value-type="float">
            <text:p>620.153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6.177" calcext:value-type="float">
            <text:p>626.177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2.056" calcext:value-type="float">
            <text:p>622.056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7.306" calcext:value-type="float">
            <text:p>637.306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0.194" calcext:value-type="float">
            <text:p>620.194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2.304" calcext:value-type="float">
            <text:p>632.304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3.616" calcext:value-type="float">
            <text:p>633.616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4.499" calcext:value-type="float">
            <text:p>654.499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7.421" calcext:value-type="float">
            <text:p>667.421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72.04" calcext:value-type="float">
            <text:p>672.04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74.696" calcext:value-type="float">
            <text:p>674.696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4.374" calcext:value-type="float">
            <text:p>684.374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7.57" calcext:value-type="float">
            <text:p>687.57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0.131" calcext:value-type="float">
            <text:p>690.131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3.003" calcext:value-type="float">
            <text:p>693.003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2.427" calcext:value-type="float">
            <text:p>682.427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9.845" calcext:value-type="float">
            <text:p>669.845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8.653" calcext:value-type="float">
            <text:p>658.653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1.173" calcext:value-type="float">
            <text:p>571.173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5.594" calcext:value-type="float">
            <text:p>635.594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8.724" calcext:value-type="float">
            <text:p>618.724</text:p>
          </table:table-cell>
          <table:table-cell office:value-type="float" office:value="43800" calcext:value-type="float">
            <text:p>4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6.086" calcext:value-type="float">
            <text:p>616.086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1.792" calcext:value-type="float">
            <text:p>601.792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7.569" calcext:value-type="float">
            <text:p>597.569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5.365" calcext:value-type="float">
            <text:p>595.365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1.52" calcext:value-type="float">
            <text:p>591.52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1.653" calcext:value-type="float">
            <text:p>591.653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1.859" calcext:value-type="float">
            <text:p>591.859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4.412" calcext:value-type="float">
            <text:p>594.412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5.53" calcext:value-type="float">
            <text:p>605.53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4.438" calcext:value-type="float">
            <text:p>604.438</text:p>
          </table:table-cell>
          <table:table-cell office:value-type="float" office:value="49800" calcext:value-type="float">
            <text:p>4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2.653" calcext:value-type="float">
            <text:p>612.653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0.205" calcext:value-type="float">
            <text:p>620.205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4.918" calcext:value-type="float">
            <text:p>634.918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5.593" calcext:value-type="float">
            <text:p>635.593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9.417" calcext:value-type="float">
            <text:p>629.417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7.524" calcext:value-type="float">
            <text:p>637.524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033" calcext:value-type="float">
            <text:p>645.033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742" calcext:value-type="float">
            <text:p>645.742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298" calcext:value-type="float">
            <text:p>645.298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8.604" calcext:value-type="float">
            <text:p>648.604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181" calcext:value-type="float">
            <text:p>645.181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4.534" calcext:value-type="float">
            <text:p>644.534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0.403" calcext:value-type="float">
            <text:p>650.403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7.648" calcext:value-type="float">
            <text:p>647.648</text:p>
          </table:table-cell>
          <table:table-cell office:value-type="float" office:value="58200" calcext:value-type="float">
            <text:p>5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563" calcext:value-type="float">
            <text:p>645.563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455" calcext:value-type="float">
            <text:p>645.455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6.616" calcext:value-type="float">
            <text:p>646.616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7.203" calcext:value-type="float">
            <text:p>647.203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3.561" calcext:value-type="float">
            <text:p>643.561</text:p>
          </table:table-cell>
          <table:table-cell office:value-type="float" office:value="61200" calcext:value-type="float">
            <text:p>6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2.109" calcext:value-type="float">
            <text:p>642.109</text:p>
          </table:table-cell>
          <table:table-cell office:value-type="float" office:value="61800" calcext:value-type="float">
            <text:p>6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8.198" calcext:value-type="float">
            <text:p>638.198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0.338" calcext:value-type="float">
            <text:p>640.338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1.442" calcext:value-type="float">
            <text:p>631.442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4.05" calcext:value-type="float">
            <text:p>624.05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6.063" calcext:value-type="float">
            <text:p>626.063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0.868" calcext:value-type="float">
            <text:p>620.868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7.667" calcext:value-type="float">
            <text:p>617.667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7.284" calcext:value-type="float">
            <text:p>617.284</text:p>
          </table:table-cell>
          <table:table-cell office:value-type="float" office:value="66600" calcext:value-type="float">
            <text:p>6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3.688" calcext:value-type="float">
            <text:p>613.688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1.622" calcext:value-type="float">
            <text:p>601.622</text:p>
          </table:table-cell>
          <table:table-cell office:value-type="float" office:value="67800" calcext:value-type="float">
            <text:p>6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6.201" calcext:value-type="float">
            <text:p>596.201</text:p>
          </table:table-cell>
          <table:table-cell office:value-type="float" office:value="68400" calcext:value-type="float">
            <text:p>6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1.056" calcext:value-type="float">
            <text:p>591.056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7.778" calcext:value-type="float">
            <text:p>597.778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3.987" calcext:value-type="float">
            <text:p>593.987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2.593" calcext:value-type="float">
            <text:p>592.593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2.422" calcext:value-type="float">
            <text:p>592.422</text:p>
          </table:table-cell>
          <table:table-cell office:value-type="float" office:value="71400" calcext:value-type="float">
            <text:p>7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2.725" calcext:value-type="float">
            <text:p>582.725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9.617" calcext:value-type="float">
            <text:p>579.617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6.448" calcext:value-type="float">
            <text:p>576.448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8.267" calcext:value-type="float">
            <text:p>568.267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6.138" calcext:value-type="float">
            <text:p>566.138</text:p>
          </table:table-cell>
          <table:table-cell office:value-type="float" office:value="74400" calcext:value-type="float">
            <text:p>7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2.31" calcext:value-type="float">
            <text:p>562.31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53.005" calcext:value-type="float">
            <text:p>553.005</text:p>
          </table:table-cell>
          <table:table-cell office:value-type="float" office:value="75600" calcext:value-type="float">
            <text:p>7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50.044" calcext:value-type="float">
            <text:p>550.044</text:p>
          </table:table-cell>
          <table:table-cell office:value-type="float" office:value="76200" calcext:value-type="float">
            <text:p>7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5.454" calcext:value-type="float">
            <text:p>545.454</text:p>
          </table:table-cell>
          <table:table-cell office:value-type="float" office:value="76800" calcext:value-type="float">
            <text:p>7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5.349" calcext:value-type="float">
            <text:p>545.349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8.585" calcext:value-type="float">
            <text:p>538.585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0.815" calcext:value-type="float">
            <text:p>530.815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21.419" calcext:value-type="float">
            <text:p>521.419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7.126" calcext:value-type="float">
            <text:p>517.126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8.866" calcext:value-type="float">
            <text:p>518.866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0.363" calcext:value-type="float">
            <text:p>510.363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08.058" calcext:value-type="float">
            <text:p>508.058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9.657" calcext:value-type="float">
            <text:p>499.657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6.765" calcext:value-type="float">
            <text:p>496.765</text:p>
          </table:table-cell>
          <table:table-cell office:value-type="float" office:value="82800" calcext:value-type="float">
            <text:p>8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2.521" calcext:value-type="float">
            <text:p>492.521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6.493" calcext:value-type="float">
            <text:p>486.493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6.949" calcext:value-type="float">
            <text:p>476.949</text:p>
          </table:table-cell>
          <table:table-cell office:value-type="float" office:value="84600" calcext:value-type="float">
            <text:p>8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4.386" calcext:value-type="float">
            <text:p>474.386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8.982" calcext:value-type="float">
            <text:p>468.982</text:p>
          </table:table-cell>
          <table:table-cell office:value-type="float" office:value="85800" calcext:value-type="float">
            <text:p>8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2.726" calcext:value-type="float">
            <text:p>462.726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5.173" calcext:value-type="float">
            <text:p>455.173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0.669" calcext:value-type="float">
            <text:p>450.669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9.35" calcext:value-type="float">
            <text:p>429.35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8.107" calcext:value-type="float">
            <text:p>438.107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8.514" calcext:value-type="float">
            <text:p>428.514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7.024" calcext:value-type="float">
            <text:p>427.024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1.886" calcext:value-type="float">
            <text:p>421.886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0.115" calcext:value-type="float">
            <text:p>410.115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8.64" calcext:value-type="float">
            <text:p>408.64</text:p>
          </table:table-cell>
          <table:table-cell office:value-type="float" office:value="91800" calcext:value-type="float">
            <text:p>9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6.664" calcext:value-type="float">
            <text:p>406.664</text:p>
          </table:table-cell>
          <table:table-cell office:value-type="float" office:value="92400" calcext:value-type="float">
            <text:p>9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1.826" calcext:value-type="float">
            <text:p>401.826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4.168" calcext:value-type="float">
            <text:p>384.168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2.38" calcext:value-type="float">
            <text:p>392.38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3.991" calcext:value-type="float">
            <text:p>383.991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1.387" calcext:value-type="float">
            <text:p>381.387</text:p>
          </table:table-cell>
          <table:table-cell office:value-type="float" office:value="95400" calcext:value-type="float">
            <text:p>9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7.349" calcext:value-type="float">
            <text:p>347.349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6.509" calcext:value-type="float">
            <text:p>366.509</text:p>
          </table:table-cell>
          <table:table-cell office:value-type="float" office:value="96600" calcext:value-type="float">
            <text:p>9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1.146" calcext:value-type="float">
            <text:p>361.146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9.681" calcext:value-type="float">
            <text:p>359.681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5.071" calcext:value-type="float">
            <text:p>355.071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0.581" calcext:value-type="float">
            <text:p>350.581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8.821" calcext:value-type="float">
            <text:p>348.821</text:p>
          </table:table-cell>
          <table:table-cell office:value-type="float" office:value="99600" calcext:value-type="float">
            <text:p>9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7.316" calcext:value-type="float">
            <text:p>337.316</text:p>
          </table:table-cell>
          <table:table-cell office:value-type="float" office:value="100200" calcext:value-type="float">
            <text:p>10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1.595" calcext:value-type="float">
            <text:p>331.595</text:p>
          </table:table-cell>
          <table:table-cell office:value-type="float" office:value="100800" calcext:value-type="float">
            <text:p>10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5.304" calcext:value-type="float">
            <text:p>335.304</text:p>
          </table:table-cell>
          <table:table-cell office:value-type="float" office:value="101400" calcext:value-type="float">
            <text:p>10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7.598" calcext:value-type="float">
            <text:p>327.598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2.783" calcext:value-type="float">
            <text:p>322.783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4.026" calcext:value-type="float">
            <text:p>314.026</text:p>
          </table:table-cell>
          <table:table-cell office:value-type="float" office:value="103200" calcext:value-type="float">
            <text:p>10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7.796" calcext:value-type="float">
            <text:p>307.796</text:p>
          </table:table-cell>
          <table:table-cell office:value-type="float" office:value="103800" calcext:value-type="float">
            <text:p>10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8.018" calcext:value-type="float">
            <text:p>298.018</text:p>
          </table:table-cell>
          <table:table-cell office:value-type="float" office:value="104400" calcext:value-type="float">
            <text:p>10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6.525" calcext:value-type="float">
            <text:p>286.525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2.942" calcext:value-type="float">
            <text:p>292.942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5.046" calcext:value-type="float">
            <text:p>275.046</text:p>
          </table:table-cell>
          <table:table-cell office:value-type="float" office:value="106200" calcext:value-type="float">
            <text:p>10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4.382" calcext:value-type="float">
            <text:p>274.382</text:p>
          </table:table-cell>
          <table:table-cell office:value-type="float" office:value="106800" calcext:value-type="float">
            <text:p>10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5.183" calcext:value-type="float">
            <text:p>275.183</text:p>
          </table:table-cell>
          <table:table-cell office:value-type="float" office:value="107400" calcext:value-type="float">
            <text:p>10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3.432" calcext:value-type="float">
            <text:p>283.432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0.663" calcext:value-type="float">
            <text:p>280.663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403" calcext:value-type="float">
            <text:p>8.4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245" calcext:value-type="float">
            <text:p>8.24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77" calcext:value-type="float">
            <text:p>7.7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657" calcext:value-type="float">
            <text:p>7.65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418" calcext:value-type="float">
            <text:p>7.41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15" calcext:value-type="float">
            <text:p>7.1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376" calcext:value-type="float">
            <text:p>9.37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359" calcext:value-type="float">
            <text:p>9.359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449" calcext:value-type="float">
            <text:p>9.449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895" calcext:value-type="float">
            <text:p>9.89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671" calcext:value-type="float">
            <text:p>9.67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.457" calcext:value-type="float">
            <text:p>10.457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.838" calcext:value-type="float">
            <text:p>12.838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.439" calcext:value-type="float">
            <text:p>23.439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.84" calcext:value-type="float">
            <text:p>61.8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9.745" calcext:value-type="float">
            <text:p>99.745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3.563" calcext:value-type="float">
            <text:p>123.563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3.188" calcext:value-type="float">
            <text:p>143.188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5.638" calcext:value-type="float">
            <text:p>165.638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3.064" calcext:value-type="float">
            <text:p>183.064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.694" calcext:value-type="float">
            <text:p>203.694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1.621" calcext:value-type="float">
            <text:p>221.621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8.885" calcext:value-type="float">
            <text:p>238.885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7.819" calcext:value-type="float">
            <text:p>257.819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8.31" calcext:value-type="float">
            <text:p>278.3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5.608" calcext:value-type="float">
            <text:p>295.608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1.023" calcext:value-type="float">
            <text:p>311.023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8.514" calcext:value-type="float">
            <text:p>328.514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3.141" calcext:value-type="float">
            <text:p>343.141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8.124" calcext:value-type="float">
            <text:p>358.124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3.29" calcext:value-type="float">
            <text:p>363.29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4.459" calcext:value-type="float">
            <text:p>384.459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8.289" calcext:value-type="float">
            <text:p>388.289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3.664" calcext:value-type="float">
            <text:p>413.664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2.098" calcext:value-type="float">
            <text:p>422.098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8.543" calcext:value-type="float">
            <text:p>438.543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6.428" calcext:value-type="float">
            <text:p>446.428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8.346" calcext:value-type="float">
            <text:p>458.346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7.354" calcext:value-type="float">
            <text:p>467.354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4.802" calcext:value-type="float">
            <text:p>484.802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8.131" calcext:value-type="float">
            <text:p>498.131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07.344" calcext:value-type="float">
            <text:p>507.344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21.383" calcext:value-type="float">
            <text:p>521.383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7.05" calcext:value-type="float">
            <text:p>537.05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8.22" calcext:value-type="float">
            <text:p>548.22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55.714" calcext:value-type="float">
            <text:p>555.714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1.888" calcext:value-type="float">
            <text:p>561.888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5.694" calcext:value-type="float">
            <text:p>585.694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6.896" calcext:value-type="float">
            <text:p>586.896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8.347" calcext:value-type="float">
            <text:p>588.347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8.714" calcext:value-type="float">
            <text:p>598.714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5.818" calcext:value-type="float">
            <text:p>585.818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0.153" calcext:value-type="float">
            <text:p>620.153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6.177" calcext:value-type="float">
            <text:p>626.177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2.056" calcext:value-type="float">
            <text:p>622.056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7.306" calcext:value-type="float">
            <text:p>637.306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0.194" calcext:value-type="float">
            <text:p>620.194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2.304" calcext:value-type="float">
            <text:p>632.304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3.616" calcext:value-type="float">
            <text:p>633.616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4.499" calcext:value-type="float">
            <text:p>654.499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7.421" calcext:value-type="float">
            <text:p>667.421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72.04" calcext:value-type="float">
            <text:p>672.04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74.696" calcext:value-type="float">
            <text:p>674.696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4.374" calcext:value-type="float">
            <text:p>684.374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7.57" calcext:value-type="float">
            <text:p>687.57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0.131" calcext:value-type="float">
            <text:p>690.131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3.003" calcext:value-type="float">
            <text:p>693.003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2.427" calcext:value-type="float">
            <text:p>682.427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9.845" calcext:value-type="float">
            <text:p>669.845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8.653" calcext:value-type="float">
            <text:p>658.653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1.173" calcext:value-type="float">
            <text:p>571.173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5.594" calcext:value-type="float">
            <text:p>635.594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8.724" calcext:value-type="float">
            <text:p>618.724</text:p>
          </table:table-cell>
          <table:table-cell office:value-type="float" office:value="43800" calcext:value-type="float">
            <text:p>4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6.086" calcext:value-type="float">
            <text:p>616.086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1.792" calcext:value-type="float">
            <text:p>601.792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7.569" calcext:value-type="float">
            <text:p>597.569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5.365" calcext:value-type="float">
            <text:p>595.365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1.52" calcext:value-type="float">
            <text:p>591.52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1.653" calcext:value-type="float">
            <text:p>591.653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1.859" calcext:value-type="float">
            <text:p>591.859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4.412" calcext:value-type="float">
            <text:p>594.412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5.53" calcext:value-type="float">
            <text:p>605.53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4.438" calcext:value-type="float">
            <text:p>604.438</text:p>
          </table:table-cell>
          <table:table-cell office:value-type="float" office:value="49800" calcext:value-type="float">
            <text:p>4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2.653" calcext:value-type="float">
            <text:p>612.653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0.205" calcext:value-type="float">
            <text:p>620.205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4.918" calcext:value-type="float">
            <text:p>634.918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5.593" calcext:value-type="float">
            <text:p>635.593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9.417" calcext:value-type="float">
            <text:p>629.417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7.524" calcext:value-type="float">
            <text:p>637.524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033" calcext:value-type="float">
            <text:p>645.033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742" calcext:value-type="float">
            <text:p>645.742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298" calcext:value-type="float">
            <text:p>645.298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8.604" calcext:value-type="float">
            <text:p>648.604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181" calcext:value-type="float">
            <text:p>645.181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4.534" calcext:value-type="float">
            <text:p>644.534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0.403" calcext:value-type="float">
            <text:p>650.403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7.648" calcext:value-type="float">
            <text:p>647.648</text:p>
          </table:table-cell>
          <table:table-cell office:value-type="float" office:value="58200" calcext:value-type="float">
            <text:p>5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563" calcext:value-type="float">
            <text:p>645.563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455" calcext:value-type="float">
            <text:p>645.455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6.616" calcext:value-type="float">
            <text:p>646.616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7.203" calcext:value-type="float">
            <text:p>647.203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3.561" calcext:value-type="float">
            <text:p>643.561</text:p>
          </table:table-cell>
          <table:table-cell office:value-type="float" office:value="61200" calcext:value-type="float">
            <text:p>6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2.109" calcext:value-type="float">
            <text:p>642.109</text:p>
          </table:table-cell>
          <table:table-cell office:value-type="float" office:value="61800" calcext:value-type="float">
            <text:p>6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8.198" calcext:value-type="float">
            <text:p>638.198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0.338" calcext:value-type="float">
            <text:p>640.338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1.442" calcext:value-type="float">
            <text:p>631.442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4.05" calcext:value-type="float">
            <text:p>624.05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6.063" calcext:value-type="float">
            <text:p>626.063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0.868" calcext:value-type="float">
            <text:p>620.868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7.667" calcext:value-type="float">
            <text:p>617.667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7.284" calcext:value-type="float">
            <text:p>617.284</text:p>
          </table:table-cell>
          <table:table-cell office:value-type="float" office:value="66600" calcext:value-type="float">
            <text:p>6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3.688" calcext:value-type="float">
            <text:p>613.688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1.622" calcext:value-type="float">
            <text:p>601.622</text:p>
          </table:table-cell>
          <table:table-cell office:value-type="float" office:value="67800" calcext:value-type="float">
            <text:p>6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6.201" calcext:value-type="float">
            <text:p>596.201</text:p>
          </table:table-cell>
          <table:table-cell office:value-type="float" office:value="68400" calcext:value-type="float">
            <text:p>6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1.056" calcext:value-type="float">
            <text:p>591.056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7.778" calcext:value-type="float">
            <text:p>597.778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3.987" calcext:value-type="float">
            <text:p>593.987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2.593" calcext:value-type="float">
            <text:p>592.593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2.422" calcext:value-type="float">
            <text:p>592.422</text:p>
          </table:table-cell>
          <table:table-cell office:value-type="float" office:value="71400" calcext:value-type="float">
            <text:p>7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2.725" calcext:value-type="float">
            <text:p>582.725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9.617" calcext:value-type="float">
            <text:p>579.617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6.448" calcext:value-type="float">
            <text:p>576.448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8.267" calcext:value-type="float">
            <text:p>568.267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6.138" calcext:value-type="float">
            <text:p>566.138</text:p>
          </table:table-cell>
          <table:table-cell office:value-type="float" office:value="74400" calcext:value-type="float">
            <text:p>7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2.31" calcext:value-type="float">
            <text:p>562.31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53.005" calcext:value-type="float">
            <text:p>553.005</text:p>
          </table:table-cell>
          <table:table-cell office:value-type="float" office:value="75600" calcext:value-type="float">
            <text:p>7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50.044" calcext:value-type="float">
            <text:p>550.044</text:p>
          </table:table-cell>
          <table:table-cell office:value-type="float" office:value="76200" calcext:value-type="float">
            <text:p>7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5.454" calcext:value-type="float">
            <text:p>545.454</text:p>
          </table:table-cell>
          <table:table-cell office:value-type="float" office:value="76800" calcext:value-type="float">
            <text:p>7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5.349" calcext:value-type="float">
            <text:p>545.349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8.585" calcext:value-type="float">
            <text:p>538.585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0.815" calcext:value-type="float">
            <text:p>530.815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21.419" calcext:value-type="float">
            <text:p>521.419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7.126" calcext:value-type="float">
            <text:p>517.126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8.866" calcext:value-type="float">
            <text:p>518.866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0.363" calcext:value-type="float">
            <text:p>510.363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08.058" calcext:value-type="float">
            <text:p>508.058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9.657" calcext:value-type="float">
            <text:p>499.657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6.765" calcext:value-type="float">
            <text:p>496.765</text:p>
          </table:table-cell>
          <table:table-cell office:value-type="float" office:value="82800" calcext:value-type="float">
            <text:p>8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2.521" calcext:value-type="float">
            <text:p>492.521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6.493" calcext:value-type="float">
            <text:p>486.493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6.949" calcext:value-type="float">
            <text:p>476.949</text:p>
          </table:table-cell>
          <table:table-cell office:value-type="float" office:value="84600" calcext:value-type="float">
            <text:p>8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4.386" calcext:value-type="float">
            <text:p>474.386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8.982" calcext:value-type="float">
            <text:p>468.982</text:p>
          </table:table-cell>
          <table:table-cell office:value-type="float" office:value="85800" calcext:value-type="float">
            <text:p>8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2.726" calcext:value-type="float">
            <text:p>462.726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5.173" calcext:value-type="float">
            <text:p>455.173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0.669" calcext:value-type="float">
            <text:p>450.669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9.35" calcext:value-type="float">
            <text:p>429.35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8.107" calcext:value-type="float">
            <text:p>438.107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8.514" calcext:value-type="float">
            <text:p>428.514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7.024" calcext:value-type="float">
            <text:p>427.024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1.886" calcext:value-type="float">
            <text:p>421.886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0.115" calcext:value-type="float">
            <text:p>410.115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8.64" calcext:value-type="float">
            <text:p>408.64</text:p>
          </table:table-cell>
          <table:table-cell office:value-type="float" office:value="91800" calcext:value-type="float">
            <text:p>9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6.664" calcext:value-type="float">
            <text:p>406.664</text:p>
          </table:table-cell>
          <table:table-cell office:value-type="float" office:value="92400" calcext:value-type="float">
            <text:p>9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1.826" calcext:value-type="float">
            <text:p>401.826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4.168" calcext:value-type="float">
            <text:p>384.168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2.38" calcext:value-type="float">
            <text:p>392.38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3.991" calcext:value-type="float">
            <text:p>383.991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1.387" calcext:value-type="float">
            <text:p>381.387</text:p>
          </table:table-cell>
          <table:table-cell office:value-type="float" office:value="95400" calcext:value-type="float">
            <text:p>9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7.349" calcext:value-type="float">
            <text:p>347.349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6.509" calcext:value-type="float">
            <text:p>366.509</text:p>
          </table:table-cell>
          <table:table-cell office:value-type="float" office:value="96600" calcext:value-type="float">
            <text:p>9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1.146" calcext:value-type="float">
            <text:p>361.146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9.681" calcext:value-type="float">
            <text:p>359.681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5.071" calcext:value-type="float">
            <text:p>355.071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0.581" calcext:value-type="float">
            <text:p>350.581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8.821" calcext:value-type="float">
            <text:p>348.821</text:p>
          </table:table-cell>
          <table:table-cell office:value-type="float" office:value="99600" calcext:value-type="float">
            <text:p>9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7.316" calcext:value-type="float">
            <text:p>337.316</text:p>
          </table:table-cell>
          <table:table-cell office:value-type="float" office:value="100200" calcext:value-type="float">
            <text:p>10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1.595" calcext:value-type="float">
            <text:p>331.595</text:p>
          </table:table-cell>
          <table:table-cell office:value-type="float" office:value="100800" calcext:value-type="float">
            <text:p>10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5.304" calcext:value-type="float">
            <text:p>335.304</text:p>
          </table:table-cell>
          <table:table-cell office:value-type="float" office:value="101400" calcext:value-type="float">
            <text:p>10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7.598" calcext:value-type="float">
            <text:p>327.598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2.783" calcext:value-type="float">
            <text:p>322.783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4.026" calcext:value-type="float">
            <text:p>314.026</text:p>
          </table:table-cell>
          <table:table-cell office:value-type="float" office:value="103200" calcext:value-type="float">
            <text:p>10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7.796" calcext:value-type="float">
            <text:p>307.796</text:p>
          </table:table-cell>
          <table:table-cell office:value-type="float" office:value="103800" calcext:value-type="float">
            <text:p>10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8.018" calcext:value-type="float">
            <text:p>298.018</text:p>
          </table:table-cell>
          <table:table-cell office:value-type="float" office:value="104400" calcext:value-type="float">
            <text:p>10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6.525" calcext:value-type="float">
            <text:p>286.525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2.942" calcext:value-type="float">
            <text:p>292.942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5.046" calcext:value-type="float">
            <text:p>275.046</text:p>
          </table:table-cell>
          <table:table-cell office:value-type="float" office:value="106200" calcext:value-type="float">
            <text:p>10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4.382" calcext:value-type="float">
            <text:p>274.382</text:p>
          </table:table-cell>
          <table:table-cell office:value-type="float" office:value="106800" calcext:value-type="float">
            <text:p>10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5.183" calcext:value-type="float">
            <text:p>275.183</text:p>
          </table:table-cell>
          <table:table-cell office:value-type="float" office:value="107400" calcext:value-type="float">
            <text:p>10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3.432" calcext:value-type="float">
            <text:p>283.432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0.663" calcext:value-type="float">
            <text:p>280.663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474" calcext:value-type="float">
            <text:p>7.4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287" calcext:value-type="float">
            <text:p>7.28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266" calcext:value-type="float">
            <text:p>7.26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011" calcext:value-type="float">
            <text:p>7.01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.915" calcext:value-type="float">
            <text:p>6.91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117" calcext:value-type="float">
            <text:p>7.117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265" calcext:value-type="float">
            <text:p>9.265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966" calcext:value-type="float">
            <text:p>8.966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434" calcext:value-type="float">
            <text:p>9.434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.593" calcext:value-type="float">
            <text:p>14.59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.714" calcext:value-type="float">
            <text:p>43.714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.508" calcext:value-type="float">
            <text:p>48.508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7.51" calcext:value-type="float">
            <text:p>97.51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.432" calcext:value-type="float">
            <text:p>122.432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0.155" calcext:value-type="float">
            <text:p>160.155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8.517" calcext:value-type="float">
            <text:p>188.517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1.279" calcext:value-type="float">
            <text:p>221.279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8.131" calcext:value-type="float">
            <text:p>238.131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4.171" calcext:value-type="float">
            <text:p>254.171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2.734" calcext:value-type="float">
            <text:p>272.734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8.401" calcext:value-type="float">
            <text:p>288.401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5.246" calcext:value-type="float">
            <text:p>295.246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2.115" calcext:value-type="float">
            <text:p>332.115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4.39" calcext:value-type="float">
            <text:p>374.39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8.738" calcext:value-type="float">
            <text:p>408.738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4.667" calcext:value-type="float">
            <text:p>444.667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3.398" calcext:value-type="float">
            <text:p>463.398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0.975" calcext:value-type="float">
            <text:p>480.975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8.646" calcext:value-type="float">
            <text:p>498.646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0.682" calcext:value-type="float">
            <text:p>510.682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24.835" calcext:value-type="float">
            <text:p>524.835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3.205" calcext:value-type="float">
            <text:p>563.205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3.383" calcext:value-type="float">
            <text:p>593.383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3.372" calcext:value-type="float">
            <text:p>603.372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3.253" calcext:value-type="float">
            <text:p>583.253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5.114" calcext:value-type="float">
            <text:p>625.114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5.938" calcext:value-type="float">
            <text:p>635.938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0.785" calcext:value-type="float">
            <text:p>660.785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72.16" calcext:value-type="float">
            <text:p>672.16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02.668" calcext:value-type="float">
            <text:p>702.668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22.63" calcext:value-type="float">
            <text:p>722.63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8.13" calcext:value-type="float">
            <text:p>748.13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50.98" calcext:value-type="float">
            <text:p>750.98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3.488" calcext:value-type="float">
            <text:p>743.488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58.252" calcext:value-type="float">
            <text:p>758.252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7.732" calcext:value-type="float">
            <text:p>777.732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87.675" calcext:value-type="float">
            <text:p>787.675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7.554" calcext:value-type="float">
            <text:p>777.554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27.601" calcext:value-type="float">
            <text:p>827.601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5.296" calcext:value-type="float">
            <text:p>845.296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68.77" calcext:value-type="float">
            <text:p>868.77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79.25" calcext:value-type="float">
            <text:p>879.25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89.639" calcext:value-type="float">
            <text:p>889.639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00.929" calcext:value-type="float">
            <text:p>900.929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16.861" calcext:value-type="float">
            <text:p>916.861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21.525" calcext:value-type="float">
            <text:p>921.525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31.97" calcext:value-type="float">
            <text:p>931.97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38.936" calcext:value-type="float">
            <text:p>938.936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36.661" calcext:value-type="float">
            <text:p>936.661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51.681" calcext:value-type="float">
            <text:p>951.681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71.225" calcext:value-type="float">
            <text:p>971.225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70.025" calcext:value-type="float">
            <text:p>970.025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71.226" calcext:value-type="float">
            <text:p>971.226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78.23" calcext:value-type="float">
            <text:p>978.23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95.204" calcext:value-type="float">
            <text:p>995.204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03.183" calcext:value-type="float">
            <text:p>1003.183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1.458" calcext:value-type="float">
            <text:p>1011.458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3.85" calcext:value-type="float">
            <text:p>1013.85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5.834" calcext:value-type="float">
            <text:p>1015.834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7.457" calcext:value-type="float">
            <text:p>1017.457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20.488" calcext:value-type="float">
            <text:p>1020.488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8.503" calcext:value-type="float">
            <text:p>1018.503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07.63" calcext:value-type="float">
            <text:p>1007.63</text:p>
          </table:table-cell>
          <table:table-cell office:value-type="float" office:value="43800" calcext:value-type="float">
            <text:p>4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92.278" calcext:value-type="float">
            <text:p>992.278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81.347" calcext:value-type="float">
            <text:p>981.347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73.984" calcext:value-type="float">
            <text:p>973.984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62.95" calcext:value-type="float">
            <text:p>962.95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45.753" calcext:value-type="float">
            <text:p>945.753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44.084" calcext:value-type="float">
            <text:p>944.084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34.821" calcext:value-type="float">
            <text:p>934.821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18.804" calcext:value-type="float">
            <text:p>918.804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21.703" calcext:value-type="float">
            <text:p>921.703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03.988" calcext:value-type="float">
            <text:p>903.988</text:p>
          </table:table-cell>
          <table:table-cell office:value-type="float" office:value="49800" calcext:value-type="float">
            <text:p>4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94.192" calcext:value-type="float">
            <text:p>894.192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97.896" calcext:value-type="float">
            <text:p>897.896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93.099" calcext:value-type="float">
            <text:p>893.099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79.613" calcext:value-type="float">
            <text:p>879.613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62.406" calcext:value-type="float">
            <text:p>862.406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0.228" calcext:value-type="float">
            <text:p>850.228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0.718" calcext:value-type="float">
            <text:p>850.718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39.76" calcext:value-type="float">
            <text:p>839.76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15.813" calcext:value-type="float">
            <text:p>815.813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17.954" calcext:value-type="float">
            <text:p>817.954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90.31" calcext:value-type="float">
            <text:p>790.31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90.05" calcext:value-type="float">
            <text:p>790.05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0.429" calcext:value-type="float">
            <text:p>770.429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57.024" calcext:value-type="float">
            <text:p>757.024</text:p>
          </table:table-cell>
          <table:table-cell office:value-type="float" office:value="58200" calcext:value-type="float">
            <text:p>5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60.833" calcext:value-type="float">
            <text:p>760.833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7.675" calcext:value-type="float">
            <text:p>747.675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55.264" calcext:value-type="float">
            <text:p>755.264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8.46" calcext:value-type="float">
            <text:p>748.46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31.707" calcext:value-type="float">
            <text:p>731.707</text:p>
          </table:table-cell>
          <table:table-cell office:value-type="float" office:value="61200" calcext:value-type="float">
            <text:p>6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50.481" calcext:value-type="float">
            <text:p>750.481</text:p>
          </table:table-cell>
          <table:table-cell office:value-type="float" office:value="61800" calcext:value-type="float">
            <text:p>6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4.201" calcext:value-type="float">
            <text:p>744.201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19.095" calcext:value-type="float">
            <text:p>719.095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24.294" calcext:value-type="float">
            <text:p>724.294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28.033" calcext:value-type="float">
            <text:p>728.033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30.125" calcext:value-type="float">
            <text:p>730.125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19.009" calcext:value-type="float">
            <text:p>719.009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08.031" calcext:value-type="float">
            <text:p>708.031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05.497" calcext:value-type="float">
            <text:p>705.497</text:p>
          </table:table-cell>
          <table:table-cell office:value-type="float" office:value="66600" calcext:value-type="float">
            <text:p>6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3.269" calcext:value-type="float">
            <text:p>693.269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8.668" calcext:value-type="float">
            <text:p>688.668</text:p>
          </table:table-cell>
          <table:table-cell office:value-type="float" office:value="67800" calcext:value-type="float">
            <text:p>6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2.81" calcext:value-type="float">
            <text:p>682.81</text:p>
          </table:table-cell>
          <table:table-cell office:value-type="float" office:value="68400" calcext:value-type="float">
            <text:p>6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72.97" calcext:value-type="float">
            <text:p>672.97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7.421" calcext:value-type="float">
            <text:p>667.421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3.169" calcext:value-type="float">
            <text:p>663.169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6.268" calcext:value-type="float">
            <text:p>656.268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5.761" calcext:value-type="float">
            <text:p>645.761</text:p>
          </table:table-cell>
          <table:table-cell office:value-type="float" office:value="71400" calcext:value-type="float">
            <text:p>7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8.263" calcext:value-type="float">
            <text:p>638.263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0.259" calcext:value-type="float">
            <text:p>630.259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6.046" calcext:value-type="float">
            <text:p>626.046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3.316" calcext:value-type="float">
            <text:p>623.316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7.386" calcext:value-type="float">
            <text:p>617.386</text:p>
          </table:table-cell>
          <table:table-cell office:value-type="float" office:value="74400" calcext:value-type="float">
            <text:p>7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7.302" calcext:value-type="float">
            <text:p>607.302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6.839" calcext:value-type="float">
            <text:p>596.839</text:p>
          </table:table-cell>
          <table:table-cell office:value-type="float" office:value="75600" calcext:value-type="float">
            <text:p>7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5.153" calcext:value-type="float">
            <text:p>585.153</text:p>
          </table:table-cell>
          <table:table-cell office:value-type="float" office:value="76200" calcext:value-type="float">
            <text:p>7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2.534" calcext:value-type="float">
            <text:p>572.534</text:p>
          </table:table-cell>
          <table:table-cell office:value-type="float" office:value="76800" calcext:value-type="float">
            <text:p>7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1.446" calcext:value-type="float">
            <text:p>571.446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5.417" calcext:value-type="float">
            <text:p>565.417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7.106" calcext:value-type="float">
            <text:p>547.106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5.613" calcext:value-type="float">
            <text:p>545.613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4.146" calcext:value-type="float">
            <text:p>544.146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4.677" calcext:value-type="float">
            <text:p>534.677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2.459" calcext:value-type="float">
            <text:p>532.459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20.992" calcext:value-type="float">
            <text:p>520.992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8.165" calcext:value-type="float">
            <text:p>518.165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2.016" calcext:value-type="float">
            <text:p>512.016</text:p>
          </table:table-cell>
          <table:table-cell office:value-type="float" office:value="82800" calcext:value-type="float">
            <text:p>8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02.279" calcext:value-type="float">
            <text:p>502.279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5.62" calcext:value-type="float">
            <text:p>495.62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8.246" calcext:value-type="float">
            <text:p>488.246</text:p>
          </table:table-cell>
          <table:table-cell office:value-type="float" office:value="84600" calcext:value-type="float">
            <text:p>8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3.81" calcext:value-type="float">
            <text:p>483.81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5.368" calcext:value-type="float">
            <text:p>475.368</text:p>
          </table:table-cell>
          <table:table-cell office:value-type="float" office:value="85800" calcext:value-type="float">
            <text:p>8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0.904" calcext:value-type="float">
            <text:p>470.904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2.052" calcext:value-type="float">
            <text:p>462.052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7.966" calcext:value-type="float">
            <text:p>457.966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3.503" calcext:value-type="float">
            <text:p>453.503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7.311" calcext:value-type="float">
            <text:p>447.311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8.363" calcext:value-type="float">
            <text:p>438.363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6.779" calcext:value-type="float">
            <text:p>436.779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8.723" calcext:value-type="float">
            <text:p>428.723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1.562" calcext:value-type="float">
            <text:p>421.562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8.07" calcext:value-type="float">
            <text:p>418.07</text:p>
          </table:table-cell>
          <table:table-cell office:value-type="float" office:value="91800" calcext:value-type="float">
            <text:p>9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2.33" calcext:value-type="float">
            <text:p>412.33</text:p>
          </table:table-cell>
          <table:table-cell office:value-type="float" office:value="92400" calcext:value-type="float">
            <text:p>9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6.033" calcext:value-type="float">
            <text:p>406.033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7.98" calcext:value-type="float">
            <text:p>397.98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2.862" calcext:value-type="float">
            <text:p>392.862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8.964" calcext:value-type="float">
            <text:p>388.964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3.534" calcext:value-type="float">
            <text:p>383.534</text:p>
          </table:table-cell>
          <table:table-cell office:value-type="float" office:value="95400" calcext:value-type="float">
            <text:p>9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7.712" calcext:value-type="float">
            <text:p>377.712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0.707" calcext:value-type="float">
            <text:p>370.707</text:p>
          </table:table-cell>
          <table:table-cell office:value-type="float" office:value="96600" calcext:value-type="float">
            <text:p>9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8.638" calcext:value-type="float">
            <text:p>368.638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2.322" calcext:value-type="float">
            <text:p>362.322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8.516" calcext:value-type="float">
            <text:p>358.516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5.253" calcext:value-type="float">
            <text:p>355.253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2.895" calcext:value-type="float">
            <text:p>352.895</text:p>
          </table:table-cell>
          <table:table-cell office:value-type="float" office:value="99600" calcext:value-type="float">
            <text:p>9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4.92" calcext:value-type="float">
            <text:p>344.92</text:p>
          </table:table-cell>
          <table:table-cell office:value-type="float" office:value="100200" calcext:value-type="float">
            <text:p>10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2.462" calcext:value-type="float">
            <text:p>342.462</text:p>
          </table:table-cell>
          <table:table-cell office:value-type="float" office:value="100800" calcext:value-type="float">
            <text:p>10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7.313" calcext:value-type="float">
            <text:p>337.313</text:p>
          </table:table-cell>
          <table:table-cell office:value-type="float" office:value="101400" calcext:value-type="float">
            <text:p>10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4.57" calcext:value-type="float">
            <text:p>334.57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8.982" calcext:value-type="float">
            <text:p>328.982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6.428" calcext:value-type="float">
            <text:p>326.428</text:p>
          </table:table-cell>
          <table:table-cell office:value-type="float" office:value="103200" calcext:value-type="float">
            <text:p>10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2.701" calcext:value-type="float">
            <text:p>322.701</text:p>
          </table:table-cell>
          <table:table-cell office:value-type="float" office:value="103800" calcext:value-type="float">
            <text:p>10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7.353" calcext:value-type="float">
            <text:p>317.353</text:p>
          </table:table-cell>
          <table:table-cell office:value-type="float" office:value="104400" calcext:value-type="float">
            <text:p>10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1.787" calcext:value-type="float">
            <text:p>311.787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0.335" calcext:value-type="float">
            <text:p>310.335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7.414" calcext:value-type="float">
            <text:p>307.414</text:p>
          </table:table-cell>
          <table:table-cell office:value-type="float" office:value="106200" calcext:value-type="float">
            <text:p>10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3.286" calcext:value-type="float">
            <text:p>303.286</text:p>
          </table:table-cell>
          <table:table-cell office:value-type="float" office:value="106800" calcext:value-type="float">
            <text:p>10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7.34" calcext:value-type="float">
            <text:p>297.34</text:p>
          </table:table-cell>
          <table:table-cell office:value-type="float" office:value="107400" calcext:value-type="float">
            <text:p>10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6.574" calcext:value-type="float">
            <text:p>296.574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1.16" calcext:value-type="float">
            <text:p>291.16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346" calcext:value-type="float">
            <text:p>7.3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202" calcext:value-type="float">
            <text:p>7.20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321" calcext:value-type="float">
            <text:p>7.32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121" calcext:value-type="float">
            <text:p>7.12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089" calcext:value-type="float">
            <text:p>7.08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521" calcext:value-type="float">
            <text:p>7.521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.347" calcext:value-type="float">
            <text:p>21.347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.522" calcext:value-type="float">
            <text:p>41.52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.355" calcext:value-type="float">
            <text:p>60.355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.629" calcext:value-type="float">
            <text:p>68.62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.957" calcext:value-type="float">
            <text:p>80.957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4.348" calcext:value-type="float">
            <text:p>114.348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0.339" calcext:value-type="float">
            <text:p>130.339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6.749" calcext:value-type="float">
            <text:p>146.749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8.207" calcext:value-type="float">
            <text:p>158.207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8.677" calcext:value-type="float">
            <text:p>168.677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8.046" calcext:value-type="float">
            <text:p>178.046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0.134" calcext:value-type="float">
            <text:p>190.134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9.988" calcext:value-type="float">
            <text:p>199.988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7.754" calcext:value-type="float">
            <text:p>217.754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1.315" calcext:value-type="float">
            <text:p>231.315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7.329" calcext:value-type="float">
            <text:p>247.329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3.739" calcext:value-type="float">
            <text:p>263.739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6.671" calcext:value-type="float">
            <text:p>276.671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9.789" calcext:value-type="float">
            <text:p>289.78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7.548" calcext:value-type="float">
            <text:p>307.548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6.037" calcext:value-type="float">
            <text:p>326.037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1.743" calcext:value-type="float">
            <text:p>341.743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8.566" calcext:value-type="float">
            <text:p>348.566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4.846" calcext:value-type="float">
            <text:p>354.846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3.437" calcext:value-type="float">
            <text:p>363.437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7.143" calcext:value-type="float">
            <text:p>387.143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4.634" calcext:value-type="float">
            <text:p>394.634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2.13" calcext:value-type="float">
            <text:p>402.13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8.813" calcext:value-type="float">
            <text:p>408.813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2.402" calcext:value-type="float">
            <text:p>422.402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8.52" calcext:value-type="float">
            <text:p>428.52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5.016" calcext:value-type="float">
            <text:p>435.016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5.765" calcext:value-type="float">
            <text:p>435.765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5.088" calcext:value-type="float">
            <text:p>435.088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7.425" calcext:value-type="float">
            <text:p>437.425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9.372" calcext:value-type="float">
            <text:p>439.372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5.973" calcext:value-type="float">
            <text:p>445.973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7.41" calcext:value-type="float">
            <text:p>447.41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1.236" calcext:value-type="float">
            <text:p>451.236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0.795" calcext:value-type="float">
            <text:p>460.795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6.266" calcext:value-type="float">
            <text:p>466.266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3.182" calcext:value-type="float">
            <text:p>463.182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5.512" calcext:value-type="float">
            <text:p>465.512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2.801" calcext:value-type="float">
            <text:p>462.801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0.373" calcext:value-type="float">
            <text:p>470.373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6.658" calcext:value-type="float">
            <text:p>486.658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9.576" calcext:value-type="float">
            <text:p>479.576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2.862" calcext:value-type="float">
            <text:p>482.862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7.637" calcext:value-type="float">
            <text:p>477.637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1.155" calcext:value-type="float">
            <text:p>481.155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0.539" calcext:value-type="float">
            <text:p>480.539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9.264" calcext:value-type="float">
            <text:p>479.264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2.707" calcext:value-type="float">
            <text:p>482.707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1.533" calcext:value-type="float">
            <text:p>481.533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7.703" calcext:value-type="float">
            <text:p>487.703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2.685" calcext:value-type="float">
            <text:p>472.685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5.006" calcext:value-type="float">
            <text:p>475.006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2.268" calcext:value-type="float">
            <text:p>472.268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1.647" calcext:value-type="float">
            <text:p>471.647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3.684" calcext:value-type="float">
            <text:p>473.684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9.818" calcext:value-type="float">
            <text:p>469.818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8.983" calcext:value-type="float">
            <text:p>468.983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2.766" calcext:value-type="float">
            <text:p>462.766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7.806" calcext:value-type="float">
            <text:p>467.806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1.597" calcext:value-type="float">
            <text:p>461.597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7.082" calcext:value-type="float">
            <text:p>457.082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5.059" calcext:value-type="float">
            <text:p>455.059</text:p>
          </table:table-cell>
          <table:table-cell office:value-type="float" office:value="43800" calcext:value-type="float">
            <text:p>4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3.122" calcext:value-type="float">
            <text:p>453.122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7.85" calcext:value-type="float">
            <text:p>447.85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2.574" calcext:value-type="float">
            <text:p>442.574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3.525" calcext:value-type="float">
            <text:p>443.525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6.556" calcext:value-type="float">
            <text:p>436.556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4.254" calcext:value-type="float">
            <text:p>434.254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0.637" calcext:value-type="float">
            <text:p>430.637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8.569" calcext:value-type="float">
            <text:p>428.569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2.351" calcext:value-type="float">
            <text:p>422.351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8.814" calcext:value-type="float">
            <text:p>418.814</text:p>
          </table:table-cell>
          <table:table-cell office:value-type="float" office:value="49800" calcext:value-type="float">
            <text:p>4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7.434" calcext:value-type="float">
            <text:p>417.434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0.042" calcext:value-type="float">
            <text:p>410.042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5.774" calcext:value-type="float">
            <text:p>405.774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4.463" calcext:value-type="float">
            <text:p>404.463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8.255" calcext:value-type="float">
            <text:p>398.255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5.15" calcext:value-type="float">
            <text:p>395.15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1.174" calcext:value-type="float">
            <text:p>391.174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5.669" calcext:value-type="float">
            <text:p>385.669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4.37" calcext:value-type="float">
            <text:p>384.37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3.344" calcext:value-type="float">
            <text:p>383.344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7.739" calcext:value-type="float">
            <text:p>397.739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8.133" calcext:value-type="float">
            <text:p>398.133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2.702" calcext:value-type="float">
            <text:p>392.702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4.307" calcext:value-type="float">
            <text:p>384.307</text:p>
          </table:table-cell>
          <table:table-cell office:value-type="float" office:value="58200" calcext:value-type="float">
            <text:p>5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1.085" calcext:value-type="float">
            <text:p>381.085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0.452" calcext:value-type="float">
            <text:p>370.452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8.211" calcext:value-type="float">
            <text:p>348.211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1.752" calcext:value-type="float">
            <text:p>341.752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0.261" calcext:value-type="float">
            <text:p>340.261</text:p>
          </table:table-cell>
          <table:table-cell office:value-type="float" office:value="61200" calcext:value-type="float">
            <text:p>6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2.444" calcext:value-type="float">
            <text:p>332.444</text:p>
          </table:table-cell>
          <table:table-cell office:value-type="float" office:value="61800" calcext:value-type="float">
            <text:p>6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4.854" calcext:value-type="float">
            <text:p>334.854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1.329" calcext:value-type="float">
            <text:p>321.329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7.446" calcext:value-type="float">
            <text:p>317.446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3.421" calcext:value-type="float">
            <text:p>313.421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5.34" calcext:value-type="float">
            <text:p>315.34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6.408" calcext:value-type="float">
            <text:p>316.408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9.485" calcext:value-type="float">
            <text:p>309.485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0.359" calcext:value-type="float">
            <text:p>310.359</text:p>
          </table:table-cell>
          <table:table-cell office:value-type="float" office:value="66600" calcext:value-type="float">
            <text:p>6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7.716" calcext:value-type="float">
            <text:p>307.716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7.538" calcext:value-type="float">
            <text:p>307.538</text:p>
          </table:table-cell>
          <table:table-cell office:value-type="float" office:value="67800" calcext:value-type="float">
            <text:p>6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9.615" calcext:value-type="float">
            <text:p>299.615</text:p>
          </table:table-cell>
          <table:table-cell office:value-type="float" office:value="68400" calcext:value-type="float">
            <text:p>6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7.844" calcext:value-type="float">
            <text:p>297.844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1.577" calcext:value-type="float">
            <text:p>291.577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9.67" calcext:value-type="float">
            <text:p>279.67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6.629" calcext:value-type="float">
            <text:p>276.629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2.536" calcext:value-type="float">
            <text:p>282.536</text:p>
          </table:table-cell>
          <table:table-cell office:value-type="float" office:value="71400" calcext:value-type="float">
            <text:p>7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6.823" calcext:value-type="float">
            <text:p>276.823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0.618" calcext:value-type="float">
            <text:p>270.618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2.77" calcext:value-type="float">
            <text:p>262.77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0.413" calcext:value-type="float">
            <text:p>260.413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6.697" calcext:value-type="float">
            <text:p>256.697</text:p>
          </table:table-cell>
          <table:table-cell office:value-type="float" office:value="74400" calcext:value-type="float">
            <text:p>7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3.965" calcext:value-type="float">
            <text:p>253.965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4.424" calcext:value-type="float">
            <text:p>254.424</text:p>
          </table:table-cell>
          <table:table-cell office:value-type="float" office:value="75600" calcext:value-type="float">
            <text:p>7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9.318" calcext:value-type="float">
            <text:p>249.318</text:p>
          </table:table-cell>
          <table:table-cell office:value-type="float" office:value="76200" calcext:value-type="float">
            <text:p>7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8.639" calcext:value-type="float">
            <text:p>248.639</text:p>
          </table:table-cell>
          <table:table-cell office:value-type="float" office:value="76800" calcext:value-type="float">
            <text:p>7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9.586" calcext:value-type="float">
            <text:p>239.586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8.567" calcext:value-type="float">
            <text:p>238.567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6.509" calcext:value-type="float">
            <text:p>236.509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6.687" calcext:value-type="float">
            <text:p>236.687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8.764" calcext:value-type="float">
            <text:p>228.764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2.168" calcext:value-type="float">
            <text:p>222.168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6.883" calcext:value-type="float">
            <text:p>216.883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1.623" calcext:value-type="float">
            <text:p>221.623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0.147" calcext:value-type="float">
            <text:p>210.147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5.707" calcext:value-type="float">
            <text:p>205.707</text:p>
          </table:table-cell>
          <table:table-cell office:value-type="float" office:value="82800" calcext:value-type="float">
            <text:p>8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5.573" calcext:value-type="float">
            <text:p>205.573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4.896" calcext:value-type="float">
            <text:p>204.896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8.02" calcext:value-type="float">
            <text:p>198.02</text:p>
          </table:table-cell>
          <table:table-cell office:value-type="float" office:value="84600" calcext:value-type="float">
            <text:p>8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6.339" calcext:value-type="float">
            <text:p>196.339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2.414" calcext:value-type="float">
            <text:p>192.414</text:p>
          </table:table-cell>
          <table:table-cell office:value-type="float" office:value="85800" calcext:value-type="float">
            <text:p>8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1.627" calcext:value-type="float">
            <text:p>191.627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0.925" calcext:value-type="float">
            <text:p>190.925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9.286" calcext:value-type="float">
            <text:p>189.286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5.472" calcext:value-type="float">
            <text:p>185.472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4.364" calcext:value-type="float">
            <text:p>184.364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6.033" calcext:value-type="float">
            <text:p>176.033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7.394" calcext:value-type="float">
            <text:p>177.394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5.578" calcext:value-type="float">
            <text:p>175.578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8.195" calcext:value-type="float">
            <text:p>168.195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3.193" calcext:value-type="float">
            <text:p>163.193</text:p>
          </table:table-cell>
          <table:table-cell office:value-type="float" office:value="91800" calcext:value-type="float">
            <text:p>9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4.226" calcext:value-type="float">
            <text:p>164.226</text:p>
          </table:table-cell>
          <table:table-cell office:value-type="float" office:value="92400" calcext:value-type="float">
            <text:p>9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1.141" calcext:value-type="float">
            <text:p>161.141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8.877" calcext:value-type="float">
            <text:p>158.877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2.933" calcext:value-type="float">
            <text:p>152.933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2.421" calcext:value-type="float">
            <text:p>152.421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3.167" calcext:value-type="float">
            <text:p>153.167</text:p>
          </table:table-cell>
          <table:table-cell office:value-type="float" office:value="95400" calcext:value-type="float">
            <text:p>9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8.769" calcext:value-type="float">
            <text:p>148.769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9.621" calcext:value-type="float">
            <text:p>149.621</text:p>
          </table:table-cell>
          <table:table-cell office:value-type="float" office:value="96600" calcext:value-type="float">
            <text:p>9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2.682" calcext:value-type="float">
            <text:p>142.682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5.979" calcext:value-type="float">
            <text:p>145.979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1.366" calcext:value-type="float">
            <text:p>141.366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2.1" calcext:value-type="float">
            <text:p>142.1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8.557" calcext:value-type="float">
            <text:p>138.557</text:p>
          </table:table-cell>
          <table:table-cell office:value-type="float" office:value="99600" calcext:value-type="float">
            <text:p>9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0.581" calcext:value-type="float">
            <text:p>140.581</text:p>
          </table:table-cell>
          <table:table-cell office:value-type="float" office:value="100200" calcext:value-type="float">
            <text:p>10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0.884" calcext:value-type="float">
            <text:p>130.884</text:p>
          </table:table-cell>
          <table:table-cell office:value-type="float" office:value="100800" calcext:value-type="float">
            <text:p>10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4.362" calcext:value-type="float">
            <text:p>134.362</text:p>
          </table:table-cell>
          <table:table-cell office:value-type="float" office:value="101400" calcext:value-type="float">
            <text:p>10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1.177" calcext:value-type="float">
            <text:p>131.177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4.995" calcext:value-type="float">
            <text:p>124.995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4.394" calcext:value-type="float">
            <text:p>124.394</text:p>
          </table:table-cell>
          <table:table-cell office:value-type="float" office:value="103200" calcext:value-type="float">
            <text:p>10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4.153" calcext:value-type="float">
            <text:p>124.153</text:p>
          </table:table-cell>
          <table:table-cell office:value-type="float" office:value="103800" calcext:value-type="float">
            <text:p>10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.67" calcext:value-type="float">
            <text:p>122.67</text:p>
          </table:table-cell>
          <table:table-cell office:value-type="float" office:value="104400" calcext:value-type="float">
            <text:p>10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.99" calcext:value-type="float">
            <text:p>122.99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3.705" calcext:value-type="float">
            <text:p>123.705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9.517" calcext:value-type="float">
            <text:p>119.517</text:p>
          </table:table-cell>
          <table:table-cell office:value-type="float" office:value="106200" calcext:value-type="float">
            <text:p>10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7.639" calcext:value-type="float">
            <text:p>117.639</text:p>
          </table:table-cell>
          <table:table-cell office:value-type="float" office:value="106800" calcext:value-type="float">
            <text:p>10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2.299" calcext:value-type="float">
            <text:p>112.299</text:p>
          </table:table-cell>
          <table:table-cell office:value-type="float" office:value="107400" calcext:value-type="float">
            <text:p>10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3.37" calcext:value-type="float">
            <text:p>113.37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0.47" calcext:value-type="float">
            <text:p>110.47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093" calcext:value-type="float">
            <text:p>7.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212" calcext:value-type="float">
            <text:p>7.21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096" calcext:value-type="float">
            <text:p>7.09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112" calcext:value-type="float">
            <text:p>7.11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084" calcext:value-type="float">
            <text:p>7.08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063" calcext:value-type="float">
            <text:p>7.06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003" calcext:value-type="float">
            <text:p>9.003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002" calcext:value-type="float">
            <text:p>9.00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528" calcext:value-type="float">
            <text:p>8.528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709" calcext:value-type="float">
            <text:p>8.70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611" calcext:value-type="float">
            <text:p>8.61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263" calcext:value-type="float">
            <text:p>9.263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278" calcext:value-type="float">
            <text:p>9.278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382" calcext:value-type="float">
            <text:p>9.382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629" calcext:value-type="float">
            <text:p>9.629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653" calcext:value-type="float">
            <text:p>9.653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484" calcext:value-type="float">
            <text:p>9.484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392" calcext:value-type="float">
            <text:p>9.392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.652" calcext:value-type="float">
            <text:p>9.652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.105" calcext:value-type="float">
            <text:p>10.105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.779" calcext:value-type="float">
            <text:p>10.779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.374" calcext:value-type="float">
            <text:p>11.374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.746" calcext:value-type="float">
            <text:p>14.746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.941" calcext:value-type="float">
            <text:p>12.941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.083" calcext:value-type="float">
            <text:p>15.08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.318" calcext:value-type="float">
            <text:p>21.318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.946" calcext:value-type="float">
            <text:p>26.946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.863" calcext:value-type="float">
            <text:p>66.863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.58" calcext:value-type="float">
            <text:p>69.58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.236" calcext:value-type="float">
            <text:p>64.236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8.854" calcext:value-type="float">
            <text:p>78.854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0.691" calcext:value-type="float">
            <text:p>90.691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1.625" calcext:value-type="float">
            <text:p>111.625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3.664" calcext:value-type="float">
            <text:p>93.664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.485" calcext:value-type="float">
            <text:p>122.485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9.267" calcext:value-type="float">
            <text:p>149.267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4.322" calcext:value-type="float">
            <text:p>134.322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7.782" calcext:value-type="float">
            <text:p>147.782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2.183" calcext:value-type="float">
            <text:p>172.183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9.703" calcext:value-type="float">
            <text:p>189.703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5.903" calcext:value-type="float">
            <text:p>175.903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8.09" calcext:value-type="float">
            <text:p>188.09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3.23" calcext:value-type="float">
            <text:p>203.23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7.261" calcext:value-type="float">
            <text:p>207.261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7.777" calcext:value-type="float">
            <text:p>207.777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3.321" calcext:value-type="float">
            <text:p>213.321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6.636" calcext:value-type="float">
            <text:p>226.636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2.234" calcext:value-type="float">
            <text:p>232.234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6.412" calcext:value-type="float">
            <text:p>236.412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1.666" calcext:value-type="float">
            <text:p>241.666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9.664" calcext:value-type="float">
            <text:p>249.664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1.474" calcext:value-type="float">
            <text:p>251.474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4.621" calcext:value-type="float">
            <text:p>254.621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9.033" calcext:value-type="float">
            <text:p>259.033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7.94" calcext:value-type="float">
            <text:p>257.94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0.266" calcext:value-type="float">
            <text:p>270.266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9.763" calcext:value-type="float">
            <text:p>269.763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2.478" calcext:value-type="float">
            <text:p>272.478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6.037" calcext:value-type="float">
            <text:p>276.037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8.222" calcext:value-type="float">
            <text:p>278.222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4.957" calcext:value-type="float">
            <text:p>274.957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3.297" calcext:value-type="float">
            <text:p>273.297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1.781" calcext:value-type="float">
            <text:p>271.781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9.911" calcext:value-type="float">
            <text:p>269.911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9.756" calcext:value-type="float">
            <text:p>269.756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5.512" calcext:value-type="float">
            <text:p>275.512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5.871" calcext:value-type="float">
            <text:p>275.871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7.424" calcext:value-type="float">
            <text:p>277.424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5.727" calcext:value-type="float">
            <text:p>275.727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2.8" calcext:value-type="float">
            <text:p>282.8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2.41" calcext:value-type="float">
            <text:p>272.41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0.547" calcext:value-type="float">
            <text:p>270.547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3.393" calcext:value-type="float">
            <text:p>263.393</text:p>
          </table:table-cell>
          <table:table-cell office:value-type="float" office:value="43800" calcext:value-type="float">
            <text:p>4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3.101" calcext:value-type="float">
            <text:p>263.101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0.321" calcext:value-type="float">
            <text:p>270.321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4.128" calcext:value-type="float">
            <text:p>284.128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6.745" calcext:value-type="float">
            <text:p>296.745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8.729" calcext:value-type="float">
            <text:p>298.729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6.886" calcext:value-type="float">
            <text:p>296.886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5.97" calcext:value-type="float">
            <text:p>295.97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8.075" calcext:value-type="float">
            <text:p>298.075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9.895" calcext:value-type="float">
            <text:p>299.895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0.695" calcext:value-type="float">
            <text:p>300.695</text:p>
          </table:table-cell>
          <table:table-cell office:value-type="float" office:value="49800" calcext:value-type="float">
            <text:p>4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1.55" calcext:value-type="float">
            <text:p>301.55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0.541" calcext:value-type="float">
            <text:p>290.541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2.383" calcext:value-type="float">
            <text:p>292.383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4.588" calcext:value-type="float">
            <text:p>284.588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6.291" calcext:value-type="float">
            <text:p>286.291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6.596" calcext:value-type="float">
            <text:p>286.596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4.177" calcext:value-type="float">
            <text:p>284.177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3.058" calcext:value-type="float">
            <text:p>283.058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6.744" calcext:value-type="float">
            <text:p>276.744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9.338" calcext:value-type="float">
            <text:p>279.338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6.087" calcext:value-type="float">
            <text:p>276.087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4.785" calcext:value-type="float">
            <text:p>274.785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0.616" calcext:value-type="float">
            <text:p>270.616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70.672" calcext:value-type="float">
            <text:p>270.672</text:p>
          </table:table-cell>
          <table:table-cell office:value-type="float" office:value="58200" calcext:value-type="float">
            <text:p>5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8.534" calcext:value-type="float">
            <text:p>268.534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5.798" calcext:value-type="float">
            <text:p>265.798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62.765" calcext:value-type="float">
            <text:p>262.765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8.591" calcext:value-type="float">
            <text:p>258.591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5.485" calcext:value-type="float">
            <text:p>255.485</text:p>
          </table:table-cell>
          <table:table-cell office:value-type="float" office:value="61200" calcext:value-type="float">
            <text:p>6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2.336" calcext:value-type="float">
            <text:p>252.336</text:p>
          </table:table-cell>
          <table:table-cell office:value-type="float" office:value="61800" calcext:value-type="float">
            <text:p>6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7.57" calcext:value-type="float">
            <text:p>247.57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9.394" calcext:value-type="float">
            <text:p>249.394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5.262" calcext:value-type="float">
            <text:p>245.262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3.785" calcext:value-type="float">
            <text:p>243.785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41.257" calcext:value-type="float">
            <text:p>241.257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6.761" calcext:value-type="float">
            <text:p>236.761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3.592" calcext:value-type="float">
            <text:p>233.592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0.096" calcext:value-type="float">
            <text:p>230.096</text:p>
          </table:table-cell>
          <table:table-cell office:value-type="float" office:value="66600" calcext:value-type="float">
            <text:p>6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9.292" calcext:value-type="float">
            <text:p>219.292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4.996" calcext:value-type="float">
            <text:p>224.996</text:p>
          </table:table-cell>
          <table:table-cell office:value-type="float" office:value="67800" calcext:value-type="float">
            <text:p>6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22.043" calcext:value-type="float">
            <text:p>222.043</text:p>
          </table:table-cell>
          <table:table-cell office:value-type="float" office:value="68400" calcext:value-type="float">
            <text:p>6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9.697" calcext:value-type="float">
            <text:p>219.697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6.127" calcext:value-type="float">
            <text:p>216.127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3.238" calcext:value-type="float">
            <text:p>213.238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2.062" calcext:value-type="float">
            <text:p>212.062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0.197" calcext:value-type="float">
            <text:p>210.197</text:p>
          </table:table-cell>
          <table:table-cell office:value-type="float" office:value="71400" calcext:value-type="float">
            <text:p>7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6.956" calcext:value-type="float">
            <text:p>206.956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4.397" calcext:value-type="float">
            <text:p>204.397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02.241" calcext:value-type="float">
            <text:p>202.241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9.239" calcext:value-type="float">
            <text:p>199.239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5.879" calcext:value-type="float">
            <text:p>195.879</text:p>
          </table:table-cell>
          <table:table-cell office:value-type="float" office:value="74400" calcext:value-type="float">
            <text:p>7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4.315" calcext:value-type="float">
            <text:p>194.315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0.876" calcext:value-type="float">
            <text:p>190.876</text:p>
          </table:table-cell>
          <table:table-cell office:value-type="float" office:value="75600" calcext:value-type="float">
            <text:p>7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7.309" calcext:value-type="float">
            <text:p>187.309</text:p>
          </table:table-cell>
          <table:table-cell office:value-type="float" office:value="76200" calcext:value-type="float">
            <text:p>7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6.13" calcext:value-type="float">
            <text:p>186.13</text:p>
          </table:table-cell>
          <table:table-cell office:value-type="float" office:value="76800" calcext:value-type="float">
            <text:p>7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1.565" calcext:value-type="float">
            <text:p>181.565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81.015" calcext:value-type="float">
            <text:p>181.015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7.686" calcext:value-type="float">
            <text:p>177.686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2.619" calcext:value-type="float">
            <text:p>172.619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71.987" calcext:value-type="float">
            <text:p>171.987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7.592" calcext:value-type="float">
            <text:p>167.592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2.83" calcext:value-type="float">
            <text:p>162.83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4.522" calcext:value-type="float">
            <text:p>164.522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2.535" calcext:value-type="float">
            <text:p>162.535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8.946" calcext:value-type="float">
            <text:p>158.946</text:p>
          </table:table-cell>
          <table:table-cell office:value-type="float" office:value="82800" calcext:value-type="float">
            <text:p>8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7.457" calcext:value-type="float">
            <text:p>157.457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4.845" calcext:value-type="float">
            <text:p>154.845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52.796" calcext:value-type="float">
            <text:p>152.796</text:p>
          </table:table-cell>
          <table:table-cell office:value-type="float" office:value="84600" calcext:value-type="float">
            <text:p>8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9.517" calcext:value-type="float">
            <text:p>149.517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8.049" calcext:value-type="float">
            <text:p>148.049</text:p>
          </table:table-cell>
          <table:table-cell office:value-type="float" office:value="85800" calcext:value-type="float">
            <text:p>8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6.091" calcext:value-type="float">
            <text:p>146.091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2.51" calcext:value-type="float">
            <text:p>142.51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1.83" calcext:value-type="float">
            <text:p>141.83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40.464" calcext:value-type="float">
            <text:p>140.464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8.309" calcext:value-type="float">
            <text:p>138.309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3.329" calcext:value-type="float">
            <text:p>133.329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3.936" calcext:value-type="float">
            <text:p>133.936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30.276" calcext:value-type="float">
            <text:p>130.276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7.974" calcext:value-type="float">
            <text:p>127.974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5.047" calcext:value-type="float">
            <text:p>125.047</text:p>
          </table:table-cell>
          <table:table-cell office:value-type="float" office:value="91800" calcext:value-type="float">
            <text:p>9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92400" calcext:value-type="float">
            <text:p>9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2.083" calcext:value-type="float">
            <text:p>122.083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8.179" calcext:value-type="float">
            <text:p>118.179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0.551" calcext:value-type="float">
            <text:p>120.551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6.063" calcext:value-type="float">
            <text:p>116.063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6.551" calcext:value-type="float">
            <text:p>106.551</text:p>
          </table:table-cell>
          <table:table-cell office:value-type="float" office:value="95400" calcext:value-type="float">
            <text:p>9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2.826" calcext:value-type="float">
            <text:p>112.826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10.798" calcext:value-type="float">
            <text:p>110.798</text:p>
          </table:table-cell>
          <table:table-cell office:value-type="float" office:value="96600" calcext:value-type="float">
            <text:p>9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0.81" calcext:value-type="float">
            <text:p>100.81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5.936" calcext:value-type="float">
            <text:p>105.936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6.602" calcext:value-type="float">
            <text:p>96.602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1.154" calcext:value-type="float">
            <text:p>101.154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5.099" calcext:value-type="float">
            <text:p>95.099</text:p>
          </table:table-cell>
          <table:table-cell office:value-type="float" office:value="99600" calcext:value-type="float">
            <text:p>9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8.393" calcext:value-type="float">
            <text:p>98.393</text:p>
          </table:table-cell>
          <table:table-cell office:value-type="float" office:value="100200" calcext:value-type="float">
            <text:p>10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9.709" calcext:value-type="float">
            <text:p>89.709</text:p>
          </table:table-cell>
          <table:table-cell office:value-type="float" office:value="100800" calcext:value-type="float">
            <text:p>10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5.586" calcext:value-type="float">
            <text:p>95.586</text:p>
          </table:table-cell>
          <table:table-cell office:value-type="float" office:value="101400" calcext:value-type="float">
            <text:p>10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9.653" calcext:value-type="float">
            <text:p>89.653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91.644" calcext:value-type="float">
            <text:p>91.644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.875" calcext:value-type="float">
            <text:p>84.875</text:p>
          </table:table-cell>
          <table:table-cell office:value-type="float" office:value="103200" calcext:value-type="float">
            <text:p>10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.118" calcext:value-type="float">
            <text:p>77.118</text:p>
          </table:table-cell>
          <table:table-cell office:value-type="float" office:value="103800" calcext:value-type="float">
            <text:p>10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3.668" calcext:value-type="float">
            <text:p>73.668</text:p>
          </table:table-cell>
          <table:table-cell office:value-type="float" office:value="104400" calcext:value-type="float">
            <text:p>10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1.543" calcext:value-type="float">
            <text:p>81.543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.016" calcext:value-type="float">
            <text:p>59.016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3.863" calcext:value-type="float">
            <text:p>73.863</text:p>
          </table:table-cell>
          <table:table-cell office:value-type="float" office:value="106200" calcext:value-type="float">
            <text:p>10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1.986" calcext:value-type="float">
            <text:p>71.986</text:p>
          </table:table-cell>
          <table:table-cell office:value-type="float" office:value="106800" calcext:value-type="float">
            <text:p>10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.803" calcext:value-type="float">
            <text:p>64.803</text:p>
          </table:table-cell>
          <table:table-cell office:value-type="float" office:value="107400" calcext:value-type="float">
            <text:p>10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.197" calcext:value-type="float">
            <text:p>69.197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.405" calcext:value-type="float">
            <text:p>53.405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522" calcext:value-type="float">
            <text:p>7.5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322" calcext:value-type="float">
            <text:p>7.32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045" calcext:value-type="float">
            <text:p>7.04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076" calcext:value-type="float">
            <text:p>7.07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193" calcext:value-type="float">
            <text:p>7.19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.215" calcext:value-type="float">
            <text:p>7.21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818" calcext:value-type="float">
            <text:p>8.818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444" calcext:value-type="float">
            <text:p>8.444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767" calcext:value-type="float">
            <text:p>8.767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.855" calcext:value-type="float">
            <text:p>8.85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.062" calcext:value-type="float">
            <text:p>10.062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0.617" calcext:value-type="float">
            <text:p>10.617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.77" calcext:value-type="float">
            <text:p>12.77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.64" calcext:value-type="float">
            <text:p>23.64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.191" calcext:value-type="float">
            <text:p>25.19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9.888" calcext:value-type="float">
            <text:p>79.888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25.821" calcext:value-type="float">
            <text:p>125.821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63.985" calcext:value-type="float">
            <text:p>163.985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194.93" calcext:value-type="float">
            <text:p>194.93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17.31" calcext:value-type="float">
            <text:p>217.3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35.842" calcext:value-type="float">
            <text:p>235.842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59.656" calcext:value-type="float">
            <text:p>259.656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0.251" calcext:value-type="float">
            <text:p>280.251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3.22" calcext:value-type="float">
            <text:p>303.22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3.212" calcext:value-type="float">
            <text:p>323.212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0.451" calcext:value-type="float">
            <text:p>340.451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2.172" calcext:value-type="float">
            <text:p>362.172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0.485" calcext:value-type="float">
            <text:p>380.485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6.648" calcext:value-type="float">
            <text:p>396.648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0.827" calcext:value-type="float">
            <text:p>420.827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6.945" calcext:value-type="float">
            <text:p>436.945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2.448" calcext:value-type="float">
            <text:p>452.448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6.859" calcext:value-type="float">
            <text:p>466.859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5.517" calcext:value-type="float">
            <text:p>485.517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9.416" calcext:value-type="float">
            <text:p>499.416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4.109" calcext:value-type="float">
            <text:p>514.109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25.27" calcext:value-type="float">
            <text:p>525.27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4.922" calcext:value-type="float">
            <text:p>544.922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56.649" calcext:value-type="float">
            <text:p>556.649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0.084" calcext:value-type="float">
            <text:p>570.084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3.794" calcext:value-type="float">
            <text:p>583.794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4.377" calcext:value-type="float">
            <text:p>594.377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08.018" calcext:value-type="float">
            <text:p>608.018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7.635" calcext:value-type="float">
            <text:p>617.635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2.922" calcext:value-type="float">
            <text:p>632.922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3.767" calcext:value-type="float">
            <text:p>643.767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5.078" calcext:value-type="float">
            <text:p>655.078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70.121" calcext:value-type="float">
            <text:p>670.121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75.476" calcext:value-type="float">
            <text:p>675.476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8.385" calcext:value-type="float">
            <text:p>688.385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02.612" calcext:value-type="float">
            <text:p>702.612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11.339" calcext:value-type="float">
            <text:p>711.339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21.5" calcext:value-type="float">
            <text:p>721.5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30.886" calcext:value-type="float">
            <text:p>730.886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38.163" calcext:value-type="float">
            <text:p>738.163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3.946" calcext:value-type="float">
            <text:p>743.946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5.539" calcext:value-type="float">
            <text:p>745.539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62.178" calcext:value-type="float">
            <text:p>762.178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65.295" calcext:value-type="float">
            <text:p>765.295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7.1" calcext:value-type="float">
            <text:p>777.1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83.752" calcext:value-type="float">
            <text:p>783.752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89.734" calcext:value-type="float">
            <text:p>789.734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97.251" calcext:value-type="float">
            <text:p>797.251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4.948" calcext:value-type="float">
            <text:p>804.948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8.623" calcext:value-type="float">
            <text:p>808.623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13.206" calcext:value-type="float">
            <text:p>813.206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21.387" calcext:value-type="float">
            <text:p>821.387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27.158" calcext:value-type="float">
            <text:p>827.158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28.621" calcext:value-type="float">
            <text:p>828.621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31.817" calcext:value-type="float">
            <text:p>831.817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34.963" calcext:value-type="float">
            <text:p>834.963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2.619" calcext:value-type="float">
            <text:p>842.619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4.246" calcext:value-type="float">
            <text:p>844.246</text:p>
          </table:table-cell>
          <table:table-cell office:value-type="float" office:value="43800" calcext:value-type="float">
            <text:p>4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6.277" calcext:value-type="float">
            <text:p>846.277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5.946" calcext:value-type="float">
            <text:p>845.946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5.217" calcext:value-type="float">
            <text:p>855.217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1.896" calcext:value-type="float">
            <text:p>851.896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0.96" calcext:value-type="float">
            <text:p>850.96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2.353" calcext:value-type="float">
            <text:p>852.353</text:p>
          </table:table-cell>
          <table:table-cell office:value-type="float" office:value="47400" calcext:value-type="float">
            <text:p>4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5.582" calcext:value-type="float">
            <text:p>845.582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3.411" calcext:value-type="float">
            <text:p>853.411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7.745" calcext:value-type="float">
            <text:p>847.745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6.059" calcext:value-type="float">
            <text:p>846.059</text:p>
          </table:table-cell>
          <table:table-cell office:value-type="float" office:value="49800" calcext:value-type="float">
            <text:p>4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1.609" calcext:value-type="float">
            <text:p>851.609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1.755" calcext:value-type="float">
            <text:p>851.755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58.01" calcext:value-type="float">
            <text:p>858.01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4.962" calcext:value-type="float">
            <text:p>844.962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3.636" calcext:value-type="float">
            <text:p>843.636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3.702" calcext:value-type="float">
            <text:p>843.702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32.782" calcext:value-type="float">
            <text:p>832.782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4.98" calcext:value-type="float">
            <text:p>844.98</text:p>
          </table:table-cell>
          <table:table-cell office:value-type="float" office:value="54600" calcext:value-type="float">
            <text:p>5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6.224" calcext:value-type="float">
            <text:p>846.224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4.364" calcext:value-type="float">
            <text:p>844.364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42.027" calcext:value-type="float">
            <text:p>842.027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39.862" calcext:value-type="float">
            <text:p>839.862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37.863" calcext:value-type="float">
            <text:p>837.863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34.753" calcext:value-type="float">
            <text:p>834.753</text:p>
          </table:table-cell>
          <table:table-cell office:value-type="float" office:value="58200" calcext:value-type="float">
            <text:p>5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25.006" calcext:value-type="float">
            <text:p>825.006</text:p>
          </table:table-cell>
          <table:table-cell office:value-type="float" office:value="58800" calcext:value-type="float">
            <text:p>5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18.928" calcext:value-type="float">
            <text:p>818.928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18.138" calcext:value-type="float">
            <text:p>818.138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13.364" calcext:value-type="float">
            <text:p>813.364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8.524" calcext:value-type="float">
            <text:p>808.524</text:p>
          </table:table-cell>
          <table:table-cell office:value-type="float" office:value="61200" calcext:value-type="float">
            <text:p>6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8.092" calcext:value-type="float">
            <text:p>808.092</text:p>
          </table:table-cell>
          <table:table-cell office:value-type="float" office:value="61800" calcext:value-type="float">
            <text:p>6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5.596" calcext:value-type="float">
            <text:p>805.596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803.448" calcext:value-type="float">
            <text:p>803.448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88.265" calcext:value-type="float">
            <text:p>788.265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6.973" calcext:value-type="float">
            <text:p>776.973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7.425" calcext:value-type="float">
            <text:p>777.425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2.266" calcext:value-type="float">
            <text:p>772.266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73.887" calcext:value-type="float">
            <text:p>773.887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63.706" calcext:value-type="float">
            <text:p>763.706</text:p>
          </table:table-cell>
          <table:table-cell office:value-type="float" office:value="66600" calcext:value-type="float">
            <text:p>6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53.676" calcext:value-type="float">
            <text:p>753.676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50.759" calcext:value-type="float">
            <text:p>750.759</text:p>
          </table:table-cell>
          <table:table-cell office:value-type="float" office:value="67800" calcext:value-type="float">
            <text:p>6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45.243" calcext:value-type="float">
            <text:p>745.243</text:p>
          </table:table-cell>
          <table:table-cell office:value-type="float" office:value="68400" calcext:value-type="float">
            <text:p>6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39.878" calcext:value-type="float">
            <text:p>739.878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36.227" calcext:value-type="float">
            <text:p>736.227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25.136" calcext:value-type="float">
            <text:p>725.136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19.379" calcext:value-type="float">
            <text:p>719.379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14.443" calcext:value-type="float">
            <text:p>714.443</text:p>
          </table:table-cell>
          <table:table-cell office:value-type="float" office:value="71400" calcext:value-type="float">
            <text:p>7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09.017" calcext:value-type="float">
            <text:p>709.017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701.763" calcext:value-type="float">
            <text:p>701.763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96.336" calcext:value-type="float">
            <text:p>696.336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6.855" calcext:value-type="float">
            <text:p>686.855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80.281" calcext:value-type="float">
            <text:p>680.281</text:p>
          </table:table-cell>
          <table:table-cell office:value-type="float" office:value="74400" calcext:value-type="float">
            <text:p>7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72.436" calcext:value-type="float">
            <text:p>672.436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62.827" calcext:value-type="float">
            <text:p>662.827</text:p>
          </table:table-cell>
          <table:table-cell office:value-type="float" office:value="75600" calcext:value-type="float">
            <text:p>7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51.295" calcext:value-type="float">
            <text:p>651.295</text:p>
          </table:table-cell>
          <table:table-cell office:value-type="float" office:value="76200" calcext:value-type="float">
            <text:p>7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44.176" calcext:value-type="float">
            <text:p>644.176</text:p>
          </table:table-cell>
          <table:table-cell office:value-type="float" office:value="76800" calcext:value-type="float">
            <text:p>7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34.392" calcext:value-type="float">
            <text:p>634.392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9.681" calcext:value-type="float">
            <text:p>629.681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26.369" calcext:value-type="float">
            <text:p>626.369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613.337" calcext:value-type="float">
            <text:p>613.337</text:p>
          </table:table-cell>
          <table:table-cell office:value-type="float" office:value="79200" calcext:value-type="float">
            <text:p>79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6.702" calcext:value-type="float">
            <text:p>596.702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91.033" calcext:value-type="float">
            <text:p>591.033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1.178" calcext:value-type="float">
            <text:p>581.178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84.268" calcext:value-type="float">
            <text:p>584.268</text:p>
          </table:table-cell>
          <table:table-cell office:value-type="float" office:value="81600" calcext:value-type="float">
            <text:p>81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73.651" calcext:value-type="float">
            <text:p>573.651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66.95" calcext:value-type="float">
            <text:p>566.95</text:p>
          </table:table-cell>
          <table:table-cell office:value-type="float" office:value="82800" calcext:value-type="float">
            <text:p>82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49.735" calcext:value-type="float">
            <text:p>549.735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51.057" calcext:value-type="float">
            <text:p>551.057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8.18" calcext:value-type="float">
            <text:p>538.18</text:p>
          </table:table-cell>
          <table:table-cell office:value-type="float" office:value="84600" calcext:value-type="float">
            <text:p>84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30.971" calcext:value-type="float">
            <text:p>530.971</text:p>
          </table:table-cell>
          <table:table-cell office:value-type="float" office:value="85200" calcext:value-type="float">
            <text:p>85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24.315" calcext:value-type="float">
            <text:p>524.315</text:p>
          </table:table-cell>
          <table:table-cell office:value-type="float" office:value="85800" calcext:value-type="float">
            <text:p>85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16.835" calcext:value-type="float">
            <text:p>516.835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02.021" calcext:value-type="float">
            <text:p>502.021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500.47" calcext:value-type="float">
            <text:p>500.47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96.17" calcext:value-type="float">
            <text:p>496.17</text:p>
          </table:table-cell>
          <table:table-cell office:value-type="float" office:value="88200" calcext:value-type="float">
            <text:p>88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84.81" calcext:value-type="float">
            <text:p>484.81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78.682" calcext:value-type="float">
            <text:p>478.682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9.92" calcext:value-type="float">
            <text:p>469.92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63.768" calcext:value-type="float">
            <text:p>463.768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50.429" calcext:value-type="float">
            <text:p>450.429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46.507" calcext:value-type="float">
            <text:p>446.507</text:p>
          </table:table-cell>
          <table:table-cell office:value-type="float" office:value="91800" calcext:value-type="float">
            <text:p>91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9.289" calcext:value-type="float">
            <text:p>439.289</text:p>
          </table:table-cell>
          <table:table-cell office:value-type="float" office:value="92400" calcext:value-type="float">
            <text:p>92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33.983" calcext:value-type="float">
            <text:p>433.983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6.372" calcext:value-type="float">
            <text:p>426.372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23.802" calcext:value-type="float">
            <text:p>423.802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14.373" calcext:value-type="float">
            <text:p>414.373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406.326" calcext:value-type="float">
            <text:p>406.326</text:p>
          </table:table-cell>
          <table:table-cell office:value-type="float" office:value="95400" calcext:value-type="float">
            <text:p>95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7.245" calcext:value-type="float">
            <text:p>397.245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91.696" calcext:value-type="float">
            <text:p>391.696</text:p>
          </table:table-cell>
          <table:table-cell office:value-type="float" office:value="96600" calcext:value-type="float">
            <text:p>96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82.423" calcext:value-type="float">
            <text:p>382.423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7.62" calcext:value-type="float">
            <text:p>377.62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71.606" calcext:value-type="float">
            <text:p>371.606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6.747" calcext:value-type="float">
            <text:p>366.747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60.914" calcext:value-type="float">
            <text:p>360.914</text:p>
          </table:table-cell>
          <table:table-cell office:value-type="float" office:value="99600" calcext:value-type="float">
            <text:p>99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5.189" calcext:value-type="float">
            <text:p>355.189</text:p>
          </table:table-cell>
          <table:table-cell office:value-type="float" office:value="100200" calcext:value-type="float">
            <text:p>100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52.768" calcext:value-type="float">
            <text:p>352.768</text:p>
          </table:table-cell>
          <table:table-cell office:value-type="float" office:value="100800" calcext:value-type="float">
            <text:p>100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6.606" calcext:value-type="float">
            <text:p>346.606</text:p>
          </table:table-cell>
          <table:table-cell office:value-type="float" office:value="101400" calcext:value-type="float">
            <text:p>101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40.67" calcext:value-type="float">
            <text:p>340.67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7.618" calcext:value-type="float">
            <text:p>337.618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31.921" calcext:value-type="float">
            <text:p>331.921</text:p>
          </table:table-cell>
          <table:table-cell office:value-type="float" office:value="103200" calcext:value-type="float">
            <text:p>103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23.844" calcext:value-type="float">
            <text:p>323.844</text:p>
          </table:table-cell>
          <table:table-cell office:value-type="float" office:value="103800" calcext:value-type="float">
            <text:p>103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9.214" calcext:value-type="float">
            <text:p>319.214</text:p>
          </table:table-cell>
          <table:table-cell office:value-type="float" office:value="104400" calcext:value-type="float">
            <text:p>104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13.869" calcext:value-type="float">
            <text:p>313.869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9.75" calcext:value-type="float">
            <text:p>309.75</text:p>
          </table:table-cell>
          <table:table-cell office:value-type="float" office:value="105600" calcext:value-type="float">
            <text:p>1056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305.056" calcext:value-type="float">
            <text:p>305.056</text:p>
          </table:table-cell>
          <table:table-cell office:value-type="float" office:value="106200" calcext:value-type="float">
            <text:p>1062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6.364" calcext:value-type="float">
            <text:p>296.364</text:p>
          </table:table-cell>
          <table:table-cell office:value-type="float" office:value="106800" calcext:value-type="float">
            <text:p>1068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90.634" calcext:value-type="float">
            <text:p>290.634</text:p>
          </table:table-cell>
          <table:table-cell office:value-type="float" office:value="107400" calcext:value-type="float">
            <text:p>1074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7.857" calcext:value-type="float">
            <text:p>287.857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gfpflourescence</text:p>
          </table:table-cell>
        </table:table-row>
        <table:table-row table:style-name="ro1">
          <table:table-cell office:value-type="string" calcext:value-type="string">
            <text:p>d2eGFP</text:p>
          </table:table-cell>
          <table:table-cell office:value-type="string" calcext:value-type="string">
            <text:p>condition1</text:p>
          </table:table-cell>
          <table:table-cell office:value-type="float" office:value="285.322" calcext:value-type="float">
            <text:p>285.322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gfpflouresce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0:10:03.284182657</meta:creation-date>
    <dc:date>2023-11-24T14:24:13.760606353</dc:date>
    <meta:editing-duration>PT4H14M10S</meta:editing-duration>
    <meta:editing-cycles>2</meta:editing-cycles>
    <meta:generator>LibreOffice/7.5.8.2$Linux_X86_64 LibreOffice_project/50$Build-2</meta:generator>
    <meta:document-statistic meta:table-count="1" meta:cell-count="10865" meta:object-count="0"/>
  </office:meta>
</office:document-meta>
</file>